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anifest.rdf" manifest:media-type="application/rdf+xml"/>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meta.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39.6pt"/>
    </style:style>
    <style:style style:name="co5" style:family="table-column">
      <style:table-column-properties fo:break-before="auto" style:column-width="24.94pt"/>
    </style:style>
    <style:style style:name="co6" style:family="table-column">
      <style:table-column-properties fo:break-before="auto" style:column-width="46.54pt"/>
    </style:style>
    <style:style style:name="co7" style:family="table-column">
      <style:table-column-properties fo:break-before="auto" style:column-width="98.79pt"/>
    </style:style>
    <style:style style:name="co8" style:family="table-column">
      <style:table-column-properties fo:break-before="auto" style:column-width="49.41pt"/>
    </style:style>
    <style:style style:name="co9" style:family="table-column">
      <style:table-column-properties fo:break-before="auto" style:column-width="253.19pt"/>
    </style:style>
    <style:style style:name="co10" style:family="table-column">
      <style:table-column-properties fo:break-before="auto" style:column-width="172.91pt"/>
    </style:style>
    <style:style style:name="co11" style:family="table-column">
      <style:table-column-properties fo:break-before="auto" style:column-width="345.8pt"/>
    </style:style>
    <style:style style:name="co12" style:family="table-column">
      <style:table-column-properties fo:break-before="auto" style:column-width="64.01pt"/>
    </style:style>
    <style:style style:name="co13" style:family="table-column">
      <style:table-column-properties fo:break-before="auto" style:column-width="57.34pt"/>
    </style:style>
    <style:style style:name="co14" style:family="table-column">
      <style:table-column-properties fo:break-before="auto" style:column-width="68.14pt"/>
    </style:style>
    <style:style style:name="co15"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23.84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10"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14"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20" style:family="table-cell" style:parent-style-name="Default">
      <style:table-cell-properties fo:border="0.74pt solid #c0c0c0" style:vertical-align="top"/>
    </style:style>
    <style:style style:name="ce41"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47"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26"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29" style:family="table-cell" style:parent-style-name="Default">
      <style:table-cell-properties style:text-align-source="fix" style:repeat-content="false" fo:border="0.74pt solid #c0c0c0" style:vertical-align="top"/>
      <style:paragraph-properties fo:text-align="center" fo:margin-left="0pt"/>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49" style:family="table-cell" style:parent-style-name="Default">
      <style:table-cell-properties style:text-align-source="fix" style:repeat-content="false" fo:border="0.74pt solid #c0c0c0" style:vertical-align="top"/>
      <style:paragraph-properties fo:text-align="center" fo:margin-left="0pt"/>
      <style:text-properties fo:color="#ce181e"/>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52"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58" style:family="table-cell" style:parent-style-name="Default">
      <style:table-cell-properties fo:border="0.74pt solid #c0c0c0" style:vertical-align="top"/>
      <style:text-properties style:use-window-font-color="true" fo:font-weight="bold" style:font-weight-asian="bold" style:font-weight-complex="bold"/>
    </style:style>
    <style:style style:name="ce55" style:family="table-cell" style:parent-style-name="Default">
      <style:table-cell-properties fo:border="0.74pt solid #c0c0c0" style:vertical-align="top"/>
      <style:text-properties fo:color="#c9211e"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6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wrap-option="wrap" fo:border="0.74pt solid #c0c0c0" style:vertical-align="top"/>
      <style:text-properties fo:color="#c9211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order="0.74pt solid #c0c0c0" style:vertical-align="top"/>
      <style:text-properties style:font-name="Liberation Sans"/>
    </style:style>
    <style:style style:name="ce27" style:family="table-cell" style:parent-style-name="Default">
      <style:table-cell-properties style:vertical-align="top"/>
      <style:text-properties style:font-name="Liberation Sans"/>
    </style:style>
    <style:style style:name="ce63"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64" style:family="table-cell" style:parent-style-name="Default">
      <style:table-cell-properties fo:wrap-option="wrap" fo:border="0.74pt solid #c0c0c0" style:vertical-align="top"/>
      <style:text-properties fo:font-weight="normal" style:font-weight-asian="normal" style:font-weight-complex="normal"/>
    </style:style>
    <style:style style:name="ce69" style:family="table-cell" style:parent-style-name="Default">
      <style:table-cell-properties fo:wrap-option="wrap" fo:border="0.74pt solid #c0c0c0" style:vertical-align="top"/>
      <style:text-properties fo:color="#c9211e" fo:font-weight="normal" style:font-weight-asian="normal" style:font-weight-complex="normal"/>
    </style:style>
    <style:style style:name="ce65" style:family="table-cell" style:parent-style-name="Default">
      <style:table-cell-properties fo:wrap-option="wrap" fo:border="0.74pt solid #c0c0c0"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87" style:family="table-cell" style:parent-style-name="Default" style:data-style-name="N0">
      <style:table-cell-properties fo:background-color="#98fb98"/>
    </style:style>
    <style:style style:name="ce88" style:family="table-cell" style:parent-style-name="Default">
      <style:table-cell-properties fo:background-color="#98fb98"/>
    </style:style>
    <style:style style:name="ce89" style:family="table-cell" style:parent-style-name="Default" style:data-style-name="N0">
      <style:table-cell-properties fo:background-color="transparent"/>
    </style:style>
    <style:style style:name="ce78" style:family="table-cell" style:parent-style-name="Default">
      <style:table-cell-properties fo:background-color="transparent"/>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90" style:family="table-cell" style:parent-style-name="Default" style:data-style-name="N0">
      <style:table-cell-properties fo:background-color="#98fb98"/>
      <style:text-properties fo:color="#000000" fo:font-weight="bold" style:font-weight-asian="bold" style:font-weight-complex="bold"/>
    </style:style>
    <style:style style:name="ce95" style:family="table-cell" style:parent-style-name="Default" style:data-style-name="N0">
      <style:table-cell-properties fo:background-color="#98fb98" style:text-align-source="fix" style:repeat-content="false" style:vertical-align="automatic"/>
      <style:paragraph-properties fo:text-align="center"/>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ce98" style:family="table-cell" style:parent-style-name="Default" style:data-style-name="N0">
      <style:table-cell-properties fo:background-color="#98fb98"/>
      <style:text-properties fo:color="#000000"/>
    </style:style>
    <style:style style:name="ce44"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Droid Sans Fallback" fo:color="#c9211e"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font-name="Liberation Sans"/>
    </style:style>
    <style:style style:name="T2"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Droid Sans Fallback"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font-name="Liberation Sans"/>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Product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Product Backlog'.D41">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1&quot;;&quot;2&quot;;&quot;3&quot;;&quot;4&quot;;&quot;5&quot;)" table:allow-empty-cell="true" table:display-list="unsorted" table:base-cell-address="'Product Backlog'.F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condition="of:cell-content-is-in-list(&quot;In Work&quot;;&quot;In Test&quot;;&quot;Finished in Sprint 1&quot;;&quot;Finished in Sprint 2&quot;;&quot;Finished in Sprint 3&quot;;&quot;Finished in Sprint 4&quot;;&quot;Finished in Sprint 5&quot;)" table:allow-empty-cell="true" table:display-list="unsorted" table:base-cell-address="'Product Backlog'.G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1" table:condition="of:cell-content-is-in-list(&quot;User&quot;;&quot;Client&quot;;&quot;Staff&quot;;&quot;Manager&quot;;&quot;Director&quot;)" table:allow-empty-cell="true" table:display-list="unsorted" table:base-cell-address="'Product Backlog'.H24">
          <table:error-message table:message-type="stop" table:display="true"/>
        </table:content-validation>
        <table:content-validation table:name="val12" table:base-cell-address="'Product Backlog'.H5">
          <table:help-message table:title="Student ID" table:display="true">
            <text:p>Please enter your UTA student ID number.</text:p>
          </table:help-message>
          <table:error-message table:message-type="stop" table:display="true"/>
        </table:content-validation>
        <table:content-validation table:name="val13"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4" table:condition="of:cell-content-is-in-list(['Product Backlog'.$A$24:.$A$96])" table:allow-empty-cell="true" table:display-list="unsorted" table:base-cell-address="'Sprint 01 Backlog'.B17">
          <table:help-message table:title="Select Feature ID from Product Backlog" table:display="true"/>
          <table:error-message table:message-type="stop" table:display="true"/>
        </table:content-validation>
        <table:content-validation table:name="val15" table:condition="of:cell-content-is-in-list([$'Product Backlog'.$A$24:.$A$96])"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REF!)" table:allow-empty-cell="true" table:display-list="unsorted" table:base-cell-address="'Sprint 01 Backlog'.C17">
          <table:help-message table:title="Select Feature ID from Product Backlog" table:display="true"/>
          <table:error-message table:message-type="stop" table:display="true"/>
        </table:content-validation>
        <table:content-validation table:name="val17" table:condition="of:cell-content-is-in-list(#REF!)"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8" table:base-cell-address="'Product Backlog'.A1">
          <table:help-message table:title="Task Description" table:display="true"/>
          <table:error-message table:message-type="stop" table:display="true"/>
        </table:content-validation>
        <table:content-validation table:name="val19"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20"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Product Backlog'.A1">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2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22"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3" table:condition="of:cell-content-is-in-list(['Product Backlog'.$A$24:.$A$96])" table:allow-empty-cell="true" table:display-list="unsorted" table:base-cell-address="'Sprint 02 Backlog'.B17">
          <table:help-message table:title="Select Feature ID from Product Backlog" table:display="true"/>
          <table:error-message table:message-type="stop" table:display="true"/>
        </table:content-validation>
        <table:content-validation table:name="val24" table:condition="of:cell-content-is-in-list(#REF!)" table:allow-empty-cell="true" table:display-list="unsorted" table:base-cell-address="'Sprint 02 Backlog'.C17">
          <table:help-message table:title="Select Feature ID from Product Backlog" table:display="true"/>
          <table:error-message table:message-type="stop" table:display="true"/>
        </table:content-validation>
        <table:content-validation table:name="val25" table:condition="of:cell-content-is-in-list(['Product Backlog'.$A$24:.$A$96])" table:allow-empty-cell="true" table:display-list="unsorted" table:base-cell-address="'Sprint 03 Backlog'.B17">
          <table:help-message table:title="Select Feature ID from Product Backlog" table:display="true"/>
          <table:error-message table:message-type="stop" table:display="true"/>
        </table:content-validation>
        <table:content-validation table:name="val26" table:condition="of:cell-content-is-in-list(#REF!)" table:allow-empty-cell="true" table:display-list="unsorted" table:base-cell-address="'Sprint 03 Backlog'.C17">
          <table:help-message table:title="Select Feature ID from Product Backlog" table:display="true"/>
          <table:error-message table:message-type="stop" table:display="true"/>
        </table:content-validation>
        <table:content-validation table:name="val27" table:condition="of:cell-content-is-in-list(['Product Backlog'.$A$24:.$A$96])" table:allow-empty-cell="true" table:display-list="unsorted" table:base-cell-address="'Sprint 04 Backlog'.B17">
          <table:help-message table:title="Select Feature ID from Product Backlog" table:display="true"/>
          <table:error-message table:message-type="stop" table:display="true"/>
        </table:content-validation>
        <table:content-validation table:name="val28" table:condition="of:cell-content-is-in-list(#REF!)" table:allow-empty-cell="true" table:display-list="unsorted" table:base-cell-address="'Sprint 04 Backlog'.C17">
          <table:help-message table:title="Select Feature ID from Product Backlog" table:display="tru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draw:object draw:notify-on-update-of-ranges="'Product Backlog'.A12:'Product Backlog'.A17 'Product Backlog'.B12:'Product Backlog'.B17" xlink:href="./Object 7" xlink:type="simple" xlink:show="embed" xlink:actuate="onLoad">
              <loext:p/>
            </draw:object>
            <draw:image xlink:href="./ObjectReplacements/Object 7"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row table:style-name="ro1">
          <table:table-cell office:value-type="string" calcext:value-type="string">
            <text:p>Product Name:</text:p>
          </table:table-cell>
          <table:table-cell table:style-name="ce41" table:content-validation-name="val1" office:value-type="string" calcext:value-type="string" table:number-columns-spanned="6" table:number-rows-spanned="1">
            <text:p>Mav’s Animal Shelter Software (MASS)</text:p>
          </table:table-cell>
          <table:covered-table-cell table:number-columns-repeated="5" table:style-name="ce6"/>
          <table:table-cell table:style-name="ce6"/>
          <table:table-cell table:style-name="ce25" office:value-type="string" calcext:value-type="string">
            <text:p>Complete Fields in Green!!!</text:p>
          </table:table-cell>
          <table:table-cell table:style-name="Default"/>
          <table:table-cell table:style-name="ce31" table:number-columns-repeated="54"/>
        </table:table-row>
        <table:table-row table:style-name="ro2">
          <table:table-cell office:value-type="string" calcext:value-type="string">
            <text:p>Team ID:</text:p>
          </table:table-cell>
          <table:table-cell table:style-name="ce47" table:content-validation-name="val2" table:number-columns-spanned="6" table:number-rows-spanned="1"/>
          <table:covered-table-cell table:number-columns-repeated="5" table:style-name="ce6"/>
          <table:table-cell table:style-name="ce6" table:number-columns-repeated="3"/>
          <table:table-cell table:style-name="ce31" table:number-columns-repeated="54"/>
        </table:table-row>
        <table:table-row table:style-name="ro3">
          <table:table-cell table:number-columns-repeated="2"/>
          <table:table-cell table:style-name="ce6" table:number-columns-repeated="8"/>
          <table:table-cell table:style-name="ce31" table:number-columns-repeated="54"/>
        </table:table-row>
        <table:table-row table:style-name="ro3">
          <table:table-cell/>
          <table:table-cell table:style-name="ce6" office:value-type="string" calcext:value-type="string">
            <text:p>Team Member Name</text:p>
          </table:table-cell>
          <table:table-cell table:style-name="ce6" table:number-columns-repeated="5"/>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54"/>
        </table:table-row>
        <table:table-row table:style-name="ro3">
          <table:table-cell office:value-type="string" calcext:value-type="string">
            <text:p>Required</text:p>
          </table:table-cell>
          <table:table-cell table:style-name="ce26" table:content-validation-name="val3" office:value-type="string" calcext:value-type="string" table:number-columns-spanned="6" table:number-rows-spanned="1">
            <text:p>William Anderson</text:p>
          </table:table-cell>
          <table:covered-table-cell table:number-columns-repeated="5" table:style-name="ce26"/>
          <table:table-cell table:style-name="ce26" table:content-validation-name="val10" office:value-type="string" calcext:value-type="string">
            <text:p>WPA</text:p>
          </table:table-cell>
          <table:table-cell table:style-name="ce26" table:content-validation-name="val12" office:value-type="float" office:value="1001639071" calcext:value-type="float">
            <text:p>1001639071</text:p>
          </table:table-cell>
          <table:table-cell table:style-name="ce6"/>
          <table:table-cell table:style-name="ce31" table:number-columns-repeated="54"/>
        </table:table-row>
        <table:table-row table:style-name="ro3" table:number-rows-repeated="5">
          <table:table-cell table:style-name="Default" table:number-columns-repeated="9"/>
          <table:table-cell table:style-name="ce6"/>
          <table:table-cell table:style-name="ce31" table:number-columns-repeated="54"/>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6"/>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54"/>
        </table:table-row>
        <table:table-row table:style-name="ro3">
          <table:table-cell table:style-name="ce5" office:value-type="float" office:value="0" calcext:value-type="float">
            <text:p>0</text:p>
          </table:table-cell>
          <table:table-cell table:style-name="ce6" table:formula="of:=COUNT([.B24:.B128])" office:value-type="float" office:value="24" calcext:value-type="float">
            <text:p>24</text:p>
          </table:table-cell>
          <table:table-cell table:style-name="ce16" table:number-columns-repeated="2"/>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54"/>
        </table:table-row>
        <table:table-row table:style-name="ro3">
          <table:table-cell table:style-name="ce5" office:value-type="float" office:value="1" calcext:value-type="float">
            <text:p>1</text:p>
          </table:table-cell>
          <table:table-cell table:style-name="ce6" table:formula="of:=[.B12]-[.C13]" office:value-type="float" office:value="22" calcext:value-type="float">
            <text:p>22</text:p>
          </table:table-cell>
          <table:table-cell table:style-name="ce16" table:formula="of:=COUNTIF([.G$24:.G$102];&quot;Finished in Sprint 1&quot;)" office:value-type="float" office:value="2" calcext:value-type="float">
            <text:p>2</text:p>
          </table:table-cell>
          <table:table-cell table:style-name="ce16"/>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54"/>
        </table:table-row>
        <table:table-row table:style-name="ro3">
          <table:table-cell table:style-name="ce5" office:value-type="float" office:value="2" calcext:value-type="float">
            <text:p>2</text:p>
          </table:table-cell>
          <table:table-cell table:style-name="ce6" table:formula="of:=[.B13]-[.C14]" office:value-type="float" office:value="17" calcext:value-type="float">
            <text:p>17</text:p>
          </table:table-cell>
          <table:table-cell table:style-name="ce16" table:formula="of:=COUNTIF([.G$24:.G$102];&quot;Finished in Sprint 2&quot;)" office:value-type="float" office:value="5" calcext:value-type="float">
            <text:p>5</text:p>
          </table:table-cell>
          <table:table-cell table:style-name="ce16"/>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54"/>
        </table:table-row>
        <table:table-row table:style-name="ro3">
          <table:table-cell table:style-name="ce5" office:value-type="float" office:value="3" calcext:value-type="float">
            <text:p>3</text:p>
          </table:table-cell>
          <table:table-cell table:style-name="ce6" table:formula="of:=[.B14]-[.C15]" office:value-type="float" office:value="14" calcext:value-type="float">
            <text:p>14</text:p>
          </table:table-cell>
          <table:table-cell table:style-name="ce16" table:formula="of:=COUNTIF([.G$24:.G$102];&quot;Finished in Sprint 3&quot;)" office:value-type="float" office:value="3" calcext:value-type="float">
            <text:p>3</text:p>
          </table:table-cell>
          <table:table-cell table:style-name="ce16"/>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54"/>
        </table:table-row>
        <table:table-row table:style-name="ro3">
          <table:table-cell table:style-name="ce5" office:value-type="float" office:value="4" calcext:value-type="float">
            <text:p>4</text:p>
          </table:table-cell>
          <table:table-cell table:style-name="ce6" table:formula="of:=[.B15]-[.C16]" office:value-type="float" office:value="12" calcext:value-type="float">
            <text:p>12</text:p>
          </table:table-cell>
          <table:table-cell table:style-name="ce16" table:formula="of:=COUNTIF([.G$24:.G$102];&quot;Finished in Sprint 4&quot;)" office:value-type="float" office:value="2" calcext:value-type="float">
            <text:p>2</text:p>
          </table:table-cell>
          <table:table-cell table:style-name="ce16"/>
          <table:table-cell table:style-name="ce17"/>
          <table:table-cell table:style-name="ce18"/>
          <table:table-cell table:style-name="ce21"/>
          <table:table-cell table:style-name="ce6" table:number-columns-repeated="3"/>
          <table:table-cell table:style-name="ce31" table:number-columns-repeated="54"/>
        </table:table-row>
        <table:table-row table:style-name="ro3">
          <table:table-cell table:style-name="ce5" office:value-type="float" office:value="5" calcext:value-type="float">
            <text:p>5</text:p>
          </table:table-cell>
          <table:table-cell table:style-name="ce6" table:formula="of:=[.B16]-[.C17]" office:value-type="float" office:value="10" calcext:value-type="float">
            <text:p>10</text:p>
          </table:table-cell>
          <table:table-cell table:style-name="ce16" table:formula="of:=COUNTIF([.G$24:.G$102];&quot;Finished in Sprint 4&quot;)" office:value-type="float" office:value="2" calcext:value-type="float">
            <text:p>2</text:p>
          </table:table-cell>
          <table:table-cell table:style-name="ce16"/>
          <table:table-cell table:style-name="ce17"/>
          <table:table-cell table:style-name="ce18"/>
          <table:table-cell table:style-name="ce6" table:number-columns-repeated="4"/>
          <table:table-cell table:style-name="ce31" table:number-columns-repeated="54"/>
        </table:table-row>
        <table:table-row table:style-name="ro3">
          <table:table-cell table:style-name="ce5"/>
          <table:table-cell table:style-name="ce6"/>
          <table:table-cell table:style-name="ce17" table:number-columns-repeated="3"/>
          <table:table-cell table:style-name="ce18"/>
          <table:table-cell table:style-name="ce6" table:number-columns-repeated="4"/>
          <table:table-cell table:style-name="ce31" table:number-columns-repeated="54"/>
        </table:table-row>
        <table:table-row table:style-name="ro3">
          <table:table-cell/>
          <table:table-cell table:style-name="ce6" table:number-columns-repeated="9"/>
          <table:table-cell table:style-name="ce31" table:number-columns-repeated="54"/>
        </table:table-row>
        <table:table-row table:style-name="ro3">
          <table:table-cell/>
          <table:table-cell table:style-name="ce6" table:number-columns-repeated="6"/>
          <table:table-cell table:style-name="ce22" office:value-type="string" calcext:value-type="string">
            <text:p>Note: Priority and specs for unfinished Features is subject to change at the end of each sprint at the whim of the Product Owner</text:p>
          </table:table-cell>
          <table:table-cell table:style-name="ce6" table:number-columns-repeated="2"/>
          <table:table-cell table:style-name="ce31" table:number-columns-repeated="54"/>
        </table:table-row>
        <table:table-row table:style-name="ro3">
          <table:table-cell table:style-name="ce6" table:number-columns-repeated="7"/>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54"/>
        </table:table-row>
        <table:table-row table:style-name="ro3">
          <table:table-cell table:style-name="ce10" table:number-columns-repeated="5"/>
          <table:table-cell table:style-name="ce19" office:value-type="string" calcext:value-type="string" table:number-columns-spanned="2" table:number-rows-spanned="1">
            <text:p>Sprints <text:s text:c="15"/></text:p>
          </table:table-cell>
          <table:covered-table-cell table:style-name="ce10"/>
          <table:table-cell table:style-name="ce10" table:number-columns-repeated="3"/>
          <table:table-cell table:style-name="ce32" table:number-columns-repeated="54"/>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Bonus</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53"/>
        </table:table-row>
        <table:table-row table:style-name="ro4">
          <table:table-cell table:style-name="ce14" office:value-type="string" calcext:value-type="string">
            <text:p>EXIT</text:p>
          </table:table-cell>
          <table:table-cell table:style-name="ce29" table:content-validation-name="val4" office:value-type="float" office:value="1" calcext:value-type="float">
            <text:p>1</text:p>
          </table:table-cell>
          <table:table-cell table:style-name="ce29" table:content-validation-name="val5" office:value-type="float" office:value="1" calcext:value-type="float">
            <text:p>1</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office:value-type="float" office:value="1" calcext:value-type="float">
            <text:p>1</text:p>
          </table:table-cell>
          <table:table-cell table:style-name="ce52" table:content-validation-name="val9" office:value-type="string" calcext:value-type="string">
            <text:p>Finished in Sprint 1</text:p>
          </table:table-cell>
          <table:table-cell table:style-name="ce58" table:content-validation-name="val11" office:value-type="string" calcext:value-type="string">
            <text:p>User</text:p>
          </table:table-cell>
          <table:table-cell table:style-name="ce60" office:value-type="string" calcext:value-type="string">
            <text:p>Exit the GUI program (File &gt; Exit)</text:p>
          </table:table-cell>
          <table:table-cell table:style-name="ce63" office:value-type="string" calcext:value-type="string">
            <text:p>Use it again another day</text:p>
          </table:table-cell>
          <table:table-cell table:style-name="ce63" office:value-type="string" calcext:value-type="string">
            <text:p>Baseline an existing project’s code for class Mainwin, main function, and Makefile from e.g., MUSS (P6 – recommended), Nim (13), or Paint (17). Pare down GUI to what’s definitely reusable. Requires Mainwin::on_quit_click.</text:p>
          </table:table-cell>
          <table:table-cell table:number-columns-repeated="53"/>
        </table:table-row>
        <table:table-row table:style-name="ro5">
          <table:table-cell table:style-name="ce14" office:value-type="string" calcext:value-type="string">
            <text:p>DOG</text:p>
          </table:table-cell>
          <table:table-cell table:style-name="ce29" table:content-validation-name="val4" office:value-type="float" office:value="2" calcext:value-type="float">
            <text:p>2</text:p>
          </table:table-cell>
          <table:table-cell table:style-name="ce29" table:content-validation-name="val5" office:value-type="float" office:value="1" calcext:value-type="float">
            <text:p>1</text:p>
          </table:table-cell>
          <table:table-cell table:style-name="ce29" table:content-validation-name="val6"/>
          <table:table-cell table:style-name="ce29" table:content-validation-name="val7" office:value-type="float" office:value="21" calcext:value-type="float">
            <text:p>21</text:p>
          </table:table-cell>
          <table:table-cell table:style-name="ce52" table:content-validation-name="val8" office:value-type="float" office:value="1" calcext:value-type="float">
            <text:p>1</text:p>
          </table:table-cell>
          <table:table-cell table:style-name="ce52" table:content-validation-name="val9" office:value-type="string" calcext:value-type="string">
            <text:p>Finished in Sprint 1</text:p>
          </table:table-cell>
          <table:table-cell table:style-name="ce58" table:content-validation-name="val11" office:value-type="string" calcext:value-type="string">
            <text:p>Staff</text:p>
          </table:table-cell>
          <table:table-cell table:style-name="ce60" office:value-type="string" calcext:value-type="string">
            <text:p>Create a new dog (Animal &gt; New)</text:p>
          </table:table-cell>
          <table:table-cell table:style-name="ce63" office:value-type="string" calcext:value-type="string">
            <text:p>Track dogs seeking good homes</text:p>
          </table:table-cell>
          <table:table-cell table:style-name="ce63" office:value-type="string" calcext:value-type="string">
            <text:p>Requires Mainwin::on_create_animal; 1 dialog; classes Animal and Dog; Shelter::add_animal and attributes; and enum classes Gender and Dog_breed</text:p>
          </table:table-cell>
          <table:table-cell table:number-columns-repeated="53"/>
        </table:table-row>
        <table:table-row table:style-name="ro6">
          <table:table-cell table:style-name="ce14" office:value-type="string" calcext:value-type="string">
            <text:p>LANIM</text:p>
          </table:table-cell>
          <table:table-cell table:style-name="ce29" table:content-validation-name="val4" office:value-type="float" office:value="3" calcext:value-type="float">
            <text:p>3</text:p>
          </table:table-cell>
          <table:table-cell table:style-name="ce29" table:content-validation-name="val5" office:value-type="float" office:value="1" calcext:value-type="float">
            <text:p>1</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office:value-type="float" office:value="1" calcext:value-type="float">
            <text:p>1</text:p>
          </table:table-cell>
          <table:table-cell table:style-name="ce52" table:content-validation-name="val9" office:value-type="string" calcext:value-type="string">
            <text:p>Finished in Sprint 2</text:p>
          </table:table-cell>
          <table:table-cell table:style-name="ce58" table:content-validation-name="val11" office:value-type="string" calcext:value-type="string">
            <text:p>Staff</text:p>
          </table:table-cell>
          <table:table-cell table:style-name="ce60" office:value-type="string" calcext:value-type="string">
            <text:p>List animals (Animal &gt; List Available)</text:p>
          </table:table-cell>
          <table:table-cell table:style-name="ce63" office:value-type="string" calcext:value-type="string">
            <text:p>See what animals are available</text:p>
          </table:table-cell>
          <table:table-cell table:style-name="ce63" office:value-type="string" calcext:value-type="string">
            <text:p>Requires Shelter::num_animals and animal; and Mainwin::on_animals_list; probably operator&lt;&lt; for dog</text:p>
          </table:table-cell>
          <table:table-cell table:number-columns-repeated="53"/>
        </table:table-row>
        <table:table-row table:style-name="ro6">
          <table:table-cell table:style-name="ce14" office:value-type="string" calcext:value-type="string">
            <text:p>CAT</text:p>
          </table:table-cell>
          <table:table-cell table:style-name="ce29" table:content-validation-name="val4" office:value-type="float" office:value="4" calcext:value-type="float">
            <text:p>4</text:p>
          </table:table-cell>
          <table:table-cell table:style-name="ce29" table:content-validation-name="val5" office:value-type="float" office:value="2" calcext:value-type="float">
            <text:p>2</text:p>
          </table:table-cell>
          <table:table-cell table:style-name="ce29" table:content-validation-name="val6"/>
          <table:table-cell table:style-name="ce29" table:content-validation-name="val7" office:value-type="float" office:value="8" calcext:value-type="float">
            <text:p>8</text:p>
          </table:table-cell>
          <table:table-cell table:style-name="ce52" table:content-validation-name="val8" office:value-type="float" office:value="2" calcext:value-type="float">
            <text:p>2</text:p>
          </table:table-cell>
          <table:table-cell table:style-name="ce52" table:content-validation-name="val9" office:value-type="string" calcext:value-type="string">
            <text:p>Finished in Sprint 2</text:p>
          </table:table-cell>
          <table:table-cell table:style-name="ce58" table:content-validation-name="val11" office:value-type="string" calcext:value-type="string">
            <text:p>Staff</text:p>
          </table:table-cell>
          <table:table-cell table:style-name="ce60" office:value-type="string" calcext:value-type="string">
            <text:p>Create and list cats as well</text:p>
          </table:table-cell>
          <table:table-cell table:style-name="ce63" office:value-type="string" calcext:value-type="string">
            <text:p>Also put cats up for adoption</text:p>
          </table:table-cell>
          <table:table-cell table:style-name="ce63" office:value-type="string" calcext:value-type="string">
            <text:p>Requires class Cat; 1 Mainwin dialog to select Dog or Cat for Animal &gt; New; and enum class Cat_breed; probably operator&lt;&lt; for Cat</text:p>
          </table:table-cell>
          <table:table-cell table:number-columns-repeated="53"/>
        </table:table-row>
        <table:table-row table:style-name="ro6">
          <table:table-cell table:style-name="ce14" office:value-type="string" calcext:value-type="string">
            <text:p>RABBIT</text:p>
          </table:table-cell>
          <table:table-cell table:style-name="ce29" table:content-validation-name="val4" office:value-type="float" office:value="5" calcext:value-type="float">
            <text:p>5</text:p>
          </table:table-cell>
          <table:table-cell table:style-name="ce29" table:content-validation-name="val5" office:value-type="float" office:value="2" calcext:value-type="float">
            <text:p>2</text:p>
          </table:table-cell>
          <table:table-cell table:style-name="ce29" table:content-validation-name="val6"/>
          <table:table-cell table:style-name="ce29" table:content-validation-name="val7" office:value-type="float" office:value="8" calcext:value-type="float">
            <text:p>8</text:p>
          </table:table-cell>
          <table:table-cell table:style-name="ce52" table:content-validation-name="val8" office:value-type="float" office:value="2" calcext:value-type="float">
            <text:p>2</text:p>
          </table:table-cell>
          <table:table-cell table:style-name="ce52" table:content-validation-name="val9" office:value-type="string" calcext:value-type="string">
            <text:p>Finished in Sprint 2</text:p>
          </table:table-cell>
          <table:table-cell table:style-name="ce58" table:content-validation-name="val11" office:value-type="string" calcext:value-type="string">
            <text:p>Staff</text:p>
          </table:table-cell>
          <table:table-cell table:style-name="ce60" office:value-type="string" calcext:value-type="string">
            <text:p>Create and list rabbits as well</text:p>
          </table:table-cell>
          <table:table-cell table:style-name="ce63" office:value-type="string" calcext:value-type="string">
            <text:p>Also put rabbits up for adoption</text:p>
          </table:table-cell>
          <table:table-cell table:style-name="ce63" office:value-type="string" calcext:value-type="string">
            <text:p>Requires class Rabbit; and enum class Rabbit_breed; probably operator&lt;&lt; for Rabbit</text:p>
          </table:table-cell>
          <table:table-cell table:number-columns-repeated="53"/>
        </table:table-row>
        <table:table-row table:style-name="ro6">
          <table:table-cell table:style-name="ce14" office:value-type="string" calcext:value-type="string">
            <text:p>CLIENT</text:p>
          </table:table-cell>
          <table:table-cell table:style-name="ce29" table:content-validation-name="val4" office:value-type="float" office:value="6" calcext:value-type="float">
            <text:p>6</text:p>
          </table:table-cell>
          <table:table-cell table:style-name="ce29" table:content-validation-name="val5" office:value-type="float" office:value="2" calcext:value-type="float">
            <text:p>2</text:p>
          </table:table-cell>
          <table:table-cell table:style-name="ce29" table:content-validation-name="val6"/>
          <table:table-cell table:style-name="ce29" table:content-validation-name="val7" office:value-type="float" office:value="13" calcext:value-type="float">
            <text:p>13</text:p>
          </table:table-cell>
          <table:table-cell table:style-name="ce52" table:content-validation-name="val8" office:value-type="float" office:value="2" calcext:value-type="float">
            <text:p>2</text:p>
          </table:table-cell>
          <table:table-cell table:style-name="ce52" table:content-validation-name="val9" office:value-type="string" calcext:value-type="string">
            <text:p>Finished in Sprint 2</text:p>
          </table:table-cell>
          <table:table-cell table:style-name="ce58" table:content-validation-name="val11" office:value-type="string" calcext:value-type="string">
            <text:p>Staff</text:p>
          </table:table-cell>
          <table:table-cell table:style-name="ce60" office:value-type="string" calcext:value-type="string">
            <text:p>Create a new client (Client &gt; New)</text:p>
          </table:table-cell>
          <table:table-cell table:style-name="ce63" office:value-type="string" calcext:value-type="string">
            <text:p>Track candidate adopters</text:p>
          </table:table-cell>
          <table:table-cell table:style-name="ce63" office:value-type="string" calcext:value-type="string">
            <text:p>Requires Mainwin::on_create_client; 1 dialog; class Client; Shelter::add_client and attributes</text:p>
          </table:table-cell>
          <table:table-cell table:number-columns-repeated="53"/>
        </table:table-row>
        <table:table-row table:style-name="ro3">
          <table:table-cell table:style-name="ce14" office:value-type="string" calcext:value-type="string">
            <text:p>LCLIENT</text:p>
          </table:table-cell>
          <table:table-cell table:style-name="ce29" table:content-validation-name="val4" office:value-type="float" office:value="7" calcext:value-type="float">
            <text:p>7</text:p>
          </table:table-cell>
          <table:table-cell table:style-name="ce29" table:content-validation-name="val5" office:value-type="float" office:value="3" calcext:value-type="float">
            <text:p>3</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office:value-type="float" office:value="3" calcext:value-type="float">
            <text:p>3</text:p>
          </table:table-cell>
          <table:table-cell table:style-name="ce52" table:content-validation-name="val9" office:value-type="string" calcext:value-type="string">
            <text:p>Finished in Sprint 2</text:p>
          </table:table-cell>
          <table:table-cell table:style-name="ce58" table:content-validation-name="val11" office:value-type="string" calcext:value-type="string">
            <text:p>Client</text:p>
          </table:table-cell>
          <table:table-cell table:style-name="Default" office:value-type="string" calcext:value-type="string">
            <text:p>List clients (Client &gt; List)</text:p>
          </table:table-cell>
          <table:table-cell table:style-name="Default" office:value-type="string" calcext:value-type="string">
            <text:p>See which clients are available</text:p>
          </table:table-cell>
          <table:table-cell table:style-name="ce63" office:value-type="string" calcext:value-type="string">
            <text:p>Requires Shelter::num_clients and client; and Mainwin::on_clients_list</text:p>
          </table:table-cell>
          <table:table-cell table:number-columns-repeated="53"/>
        </table:table-row>
        <table:table-row table:style-name="ro3">
          <table:table-cell table:style-name="ce14" office:value-type="string" calcext:value-type="string">
            <text:p>ADOPT</text:p>
          </table:table-cell>
          <table:table-cell table:style-name="ce29" table:content-validation-name="val4" office:value-type="float" office:value="8" calcext:value-type="float">
            <text:p>8</text:p>
          </table:table-cell>
          <table:table-cell table:style-name="ce29" table:content-validation-name="val5" office:value-type="float" office:value="3" calcext:value-type="float">
            <text:p>3</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office:value-type="float" office:value="3" calcext:value-type="float">
            <text:p>3</text:p>
          </table:table-cell>
          <table:table-cell table:style-name="ce52" table:content-validation-name="val9" office:value-type="string" calcext:value-type="string">
            <text:p>Finished in Sprint 3</text:p>
          </table:table-cell>
          <table:table-cell table:style-name="ce58" table:content-validation-name="val11" office:value-type="string" calcext:value-type="string">
            <text:p>Client</text:p>
          </table:table-cell>
          <table:table-cell table:style-name="ce60" office:value-type="string" calcext:value-type="string">
            <text:p>Adopt an animal (Client &gt; Adopt Animal)</text:p>
          </table:table-cell>
          <table:table-cell table:style-name="ce63" office:value-type="string" calcext:value-type="string">
            <text:p>Adopt an animal!</text:p>
          </table:table-cell>
          <table:table-cell table:style-name="ce63" office:value-type="string" calcext:value-type="string">
            <text:p>Requires Client::adopted vector and Client::adopt method; 1 dialog</text:p>
          </table:table-cell>
          <table:table-cell table:style-name="ce33" table:number-columns-repeated="53"/>
        </table:table-row>
        <table:table-row table:style-name="ro6">
          <table:table-cell table:style-name="ce14" office:value-type="string" calcext:value-type="string">
            <text:p>LADOPT</text:p>
          </table:table-cell>
          <table:table-cell table:style-name="ce29" table:content-validation-name="val4" office:value-type="float" office:value="9" calcext:value-type="float">
            <text:p>9</text:p>
          </table:table-cell>
          <table:table-cell table:style-name="ce29" table:content-validation-name="val5" office:value-type="float" office:value="3" calcext:value-type="float">
            <text:p>3</text:p>
          </table:table-cell>
          <table:table-cell table:style-name="ce29" table:content-validation-name="val6"/>
          <table:table-cell table:style-name="ce29" table:content-validation-name="val7" office:value-type="float" office:value="8" calcext:value-type="float">
            <text:p>8</text:p>
          </table:table-cell>
          <table:table-cell table:style-name="ce52" table:content-validation-name="val8" office:value-type="float" office:value="3" calcext:value-type="float">
            <text:p>3</text:p>
          </table:table-cell>
          <table:table-cell table:style-name="ce52" table:content-validation-name="val9" office:value-type="string" calcext:value-type="string">
            <text:p>Finished in Sprint 3</text:p>
          </table:table-cell>
          <table:table-cell table:style-name="ce58" table:content-validation-name="val11" office:value-type="string" calcext:value-type="string">
            <text:p>Staff</text:p>
          </table:table-cell>
          <table:table-cell table:style-name="ce60" office:value-type="string" calcext:value-type="string">
            <text:p>List adopted animals (Client &gt; List Adopted and Animal &gt; List Adopted)</text:p>
          </table:table-cell>
          <table:table-cell table:style-name="ce63" office:value-type="string" calcext:value-type="string">
            <text:p>See which client adopted which animal</text:p>
          </table:table-cell>
          <table:table-cell table:style-name="ce63" office:value-type="string" calcext:value-type="string">
            <text:p>Requires Client::num_adopted and animal methods; 1 dialog to select the client; Mainwin::on_list_adopted_click</text:p>
          </table:table-cell>
          <table:table-cell table:style-name="ce33" table:number-columns-repeated="53"/>
        </table:table-row>
        <table:table-row table:style-name="ro5">
          <table:table-cell table:style-name="ce14" office:value-type="string" calcext:value-type="string">
            <text:p>SAVE</text:p>
          </table:table-cell>
          <table:table-cell table:style-name="ce29" table:content-validation-name="val4" office:value-type="float" office:value="10" calcext:value-type="float">
            <text:p>10</text:p>
          </table:table-cell>
          <table:table-cell table:style-name="ce29" table:content-validation-name="val5" office:value-type="float" office:value="4" calcext:value-type="float">
            <text:p>4</text:p>
          </table:table-cell>
          <table:table-cell table:style-name="ce29" table:content-validation-name="val6"/>
          <table:table-cell table:style-name="ce29" table:content-validation-name="val7" office:value-type="float" office:value="13" calcext:value-type="float">
            <text:p>13</text:p>
          </table:table-cell>
          <table:table-cell table:style-name="ce52" table:content-validation-name="val8" office:value-type="float" office:value="4" calcext:value-type="float">
            <text:p>4</text:p>
          </table:table-cell>
          <table:table-cell table:style-name="ce52" table:content-validation-name="val9" office:value-type="string" calcext:value-type="string">
            <text:p>Finished in Sprint 4</text:p>
          </table:table-cell>
          <table:table-cell table:style-name="ce58" table:content-validation-name="val11" office:value-type="string" calcext:value-type="string">
            <text:p>Manager</text:p>
          </table:table-cell>
          <table:table-cell table:style-name="ce60" office:value-type="string" calcext:value-type="string">
            <text:p>Save the data to a default file (File &gt; Save)</text:p>
          </table:table-cell>
          <table:table-cell table:style-name="ce63" office:value-type="string" calcext:value-type="string">
            <text:p>Persist our data through the years</text:p>
          </table:table-cell>
          <table:table-cell table:style-name="ce63" office:value-type="string" calcext:value-type="string">
            <text:p>Requires Animal::save, Dog::save, Cat::save, and Rabbit::save; Shelter::save; Shelter::filename with getter and setter; and Mainwin::on_save_click</text:p>
          </table:table-cell>
          <table:table-cell table:style-name="ce33" table:number-columns-repeated="53"/>
        </table:table-row>
        <table:table-row table:style-name="ro5">
          <table:table-cell table:style-name="ce14" office:value-type="string" calcext:value-type="string">
            <text:p>LOAD</text:p>
          </table:table-cell>
          <table:table-cell table:style-name="ce29" table:content-validation-name="val4" office:value-type="float" office:value="11" calcext:value-type="float">
            <text:p>11</text:p>
          </table:table-cell>
          <table:table-cell table:style-name="ce29" table:content-validation-name="val5" office:value-type="float" office:value="4" calcext:value-type="float">
            <text:p>4</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office:value-type="float" office:value="4" calcext:value-type="float">
            <text:p>4</text:p>
          </table:table-cell>
          <table:table-cell table:style-name="ce52" table:content-validation-name="val9" office:value-type="string" calcext:value-type="string">
            <text:p>Finished in Sprint 4</text:p>
          </table:table-cell>
          <table:table-cell table:style-name="ce58" table:content-validation-name="val11" office:value-type="string" calcext:value-type="string">
            <text:p>Manager</text:p>
          </table:table-cell>
          <table:table-cell table:style-name="ce60" office:value-type="string" calcext:value-type="string">
            <text:p>Load the data from a default file (File &gt; Open)</text:p>
          </table:table-cell>
          <table:table-cell table:style-name="ce63" office:value-type="string" calcext:value-type="string">
            <text:p>Persist our data through the years</text:p>
          </table:table-cell>
          <table:table-cell table:style-name="ce63" office:value-type="string" calcext:value-type="string">
            <text:p>Requires Animal::Animal(ist), Dog::Dog, Cat::Cat, and Rabbit::Rabbit; Shelter::Shelter; and Mainwin::on_open_click; dialog and logic for handling “dirty” data (baseline and adapt from Paint(17) if you don’t have it already)</text:p>
          </table:table-cell>
          <table:table-cell table:style-name="ce33" table:number-columns-repeated="53"/>
        </table:table-row>
        <table:table-row table:style-name="ro3">
          <table:table-cell table:style-name="ce14" office:value-type="string" calcext:value-type="string">
            <text:p>NEW</text:p>
          </table:table-cell>
          <table:table-cell table:style-name="ce29" table:content-validation-name="val4" office:value-type="float" office:value="12" calcext:value-type="float">
            <text:p>12</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office:value-type="float" office:value="5" calcext:value-type="float">
            <text:p>5</text:p>
          </table:table-cell>
          <table:table-cell table:style-name="ce52" table:content-validation-name="val9" office:value-type="string" calcext:value-type="string">
            <text:p>Finished in Sprint 5</text:p>
          </table:table-cell>
          <table:table-cell table:style-name="ce58" table:content-validation-name="val11" office:value-type="string" calcext:value-type="string">
            <text:p>Director</text:p>
          </table:table-cell>
          <table:table-cell table:style-name="ce60" office:value-type="string" calcext:value-type="string">
            <text:p>Create a new shelter (File &gt; New)</text:p>
          </table:table-cell>
          <table:table-cell table:style-name="ce63" office:value-type="string" calcext:value-type="string">
            <text:p>Open additional shelters as needed</text:p>
          </table:table-cell>
          <table:table-cell table:style-name="ce63" office:value-type="string" calcext:value-type="string">
            <text:p>Requires Mainwin::on_new_shelter_click; </text:p>
          </table:table-cell>
          <table:table-cell table:style-name="ce33" table:number-columns-repeated="53"/>
        </table:table-row>
        <table:table-row table:style-name="ro5">
          <table:table-cell table:style-name="ce14" office:value-type="string" calcext:value-type="string">
            <text:p>SAVEF</text:p>
          </table:table-cell>
          <table:table-cell table:style-name="ce29" table:content-validation-name="val4" office:value-type="float" office:value="13" calcext:value-type="float">
            <text:p>13</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office:value-type="float" office:value="5" calcext:value-type="float">
            <text:p>5</text:p>
          </table:table-cell>
          <table:table-cell table:style-name="ce52" table:content-validation-name="val9" office:value-type="string" calcext:value-type="string">
            <text:p>Finished in Sprint 5</text:p>
          </table:table-cell>
          <table:table-cell table:style-name="ce58" table:content-validation-name="val11" office:value-type="string" calcext:value-type="string">
            <text:p>Director</text:p>
          </table:table-cell>
          <table:table-cell table:style-name="ce60" office:value-type="string" calcext:value-type="string">
            <text:p>Save the data to a specified file (File &gt; Save As)</text:p>
          </table:table-cell>
          <table:table-cell table:style-name="ce63" office:value-type="string" calcext:value-type="string">
            <text:p>Backup or baseline a new shelter</text:p>
          </table:table-cell>
          <table:table-cell table:style-name="ce63" office:value-type="string" calcext:value-type="string">
            <text:p>Requires Mainwin::on_save_as_click; Shelter::set_filename; adding Gtk::FileChooserDialog (baseline from Paint(17) if you don’t have it already); set filename in Shelter</text:p>
          </table:table-cell>
          <table:table-cell table:style-name="ce33" table:number-columns-repeated="53"/>
        </table:table-row>
        <table:table-row table:style-name="ro5">
          <table:table-cell table:style-name="ce14" office:value-type="string" calcext:value-type="string">
            <text:p>LOADF</text:p>
          </table:table-cell>
          <table:table-cell table:style-name="ce29" table:content-validation-name="val4" office:value-type="float" office:value="14" calcext:value-type="float">
            <text:p>14</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office:value-type="float" office:value="5" calcext:value-type="float">
            <text:p>5</text:p>
          </table:table-cell>
          <table:table-cell table:style-name="ce52" table:content-validation-name="val9" office:value-type="string" calcext:value-type="string">
            <text:p>Finished in Sprint 5</text:p>
          </table:table-cell>
          <table:table-cell table:style-name="ce58" table:content-validation-name="val11" office:value-type="string" calcext:value-type="string">
            <text:p>Director</text:p>
          </table:table-cell>
          <table:table-cell table:style-name="ce60" office:value-type="string" calcext:value-type="string">
            <text:p>Load the data from a specified file (File &gt; Open)</text:p>
          </table:table-cell>
          <table:table-cell table:style-name="ce63" office:value-type="string" calcext:value-type="string">
            <text:p>Work with multiple shelters</text:p>
          </table:table-cell>
          <table:table-cell table:style-name="ce63" office:value-type="string" calcext:value-type="string">
            <text:p><text:span text:style-name="T1">If the current data is unsaved, display a custom dialog asking whether to save it, discard it, or cancel, and respond accordingly.</text:span><text:span text:style-name="T2"> </text:span>Requires adding Gtk::FileChooserDialog (baseline from Paint(17) if you don’t have it already). </text:p>
          </table:table-cell>
          <table:table-cell table:style-name="ce33" table:number-columns-repeated="53"/>
        </table:table-row>
        <table:table-row table:style-name="ro6">
          <table:table-cell table:style-name="ce14" office:value-type="string" calcext:value-type="string">
            <text:p>ABOUT</text:p>
          </table:table-cell>
          <table:table-cell table:style-name="ce29" table:content-validation-name="val4" office:value-type="float" office:value="15" calcext:value-type="float">
            <text:p>15</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2" calcext:value-type="float">
            <text:p>2</text:p>
          </table:table-cell>
          <table:table-cell table:style-name="ce52" table:content-validation-name="val8" office:value-type="float" office:value="5" calcext:value-type="float">
            <text:p>5</text:p>
          </table:table-cell>
          <table:table-cell table:style-name="ce52" table:content-validation-name="val9" office:value-type="string" calcext:value-type="string">
            <text:p>Finished in Sprint 3</text:p>
          </table:table-cell>
          <table:table-cell table:style-name="ce58" table:content-validation-name="val11" office:value-type="string" calcext:value-type="string">
            <text:p>Director</text:p>
          </table:table-cell>
          <table:table-cell table:style-name="ce60" office:value-type="string" calcext:value-type="string">
            <text:p>Display version and required attributions (Help &gt; About)</text:p>
          </table:table-cell>
          <table:table-cell table:style-name="ce63" office:value-type="string" calcext:value-type="string">
            <text:p>Stay legal and in control</text:p>
          </table:table-cell>
          <table:table-cell table:style-name="ce63" office:value-type="string" calcext:value-type="string">
            <text:p>Requires adding Mainwin::on_about_click with Gtk::AboutDialog. Include a properly licensed logo!</text:p>
          </table:table-cell>
          <table:table-cell table:style-name="ce33" table:number-columns-repeated="53"/>
        </table:table-row>
        <table:table-row table:style-name="ro6">
          <table:table-cell table:style-name="ce14" office:value-type="string" calcext:value-type="string">
            <text:p>PHOTO</text:p>
          </table:table-cell>
          <table:table-cell table:style-name="ce29" table:content-validation-name="val4" office:value-type="float" office:value="16" calcext:value-type="float">
            <text:p>16</text:p>
          </table:table-cell>
          <table:table-cell table:style-name="ce29" table:content-validation-name="val5"/>
          <table:table-cell table:style-name="ce49" table:content-validation-name="val6" table:formula="of:=[.E39]*4" office:value-type="float" office:value="32" calcext:value-type="float">
            <text:p>32</text:p>
          </table:table-cell>
          <table:table-cell table:style-name="ce49" table:content-validation-name="val7" office:value-type="float" office:value="8" calcext:value-type="float">
            <text:p>8</text:p>
          </table:table-cell>
          <table:table-cell table:style-name="ce52" table:content-validation-name="val8" office:value-type="float" office:value="5" calcext:value-type="float">
            <text:p>5</text:p>
          </table:table-cell>
          <table:table-cell table:style-name="ce52" table:content-validation-name="val9" office:value-type="string" calcext:value-type="string">
            <text:p>In Work</text:p>
          </table:table-cell>
          <table:table-cell table:style-name="ce58" table:content-validation-name="val11" office:value-type="string" calcext:value-type="string">
            <text:p>Client</text:p>
          </table:table-cell>
          <table:table-cell table:style-name="ce60" office:value-type="string" calcext:value-type="string">
            <text:p>See photo and information about an available animal (Animal &gt; View)</text:p>
          </table:table-cell>
          <table:table-cell table:style-name="ce63" office:value-type="string" calcext:value-type="string">
            <text:p>Decide if it’s right for my family</text:p>
          </table:table-cell>
          <table:table-cell table:style-name="ce63" office:value-type="string" calcext:value-type="string">
            <text:p>Requires existing animal selection dialog + 1 dialog derived from Animal &gt; New with a Gtk::Image, Mainwin::on_view_animal_click.</text:p>
          </table:table-cell>
          <table:table-cell table:style-name="ce33" table:number-columns-repeated="53"/>
        </table:table-row>
        <table:table-row table:style-name="ro6">
          <table:table-cell table:style-name="ce20" office:value-type="string" calcext:value-type="string">
            <text:p>NANIM</text:p>
          </table:table-cell>
          <table:table-cell table:style-name="ce29" table:content-validation-name="val4" office:value-type="float" office:value="17" calcext:value-type="float">
            <text:p>17</text:p>
          </table:table-cell>
          <table:table-cell table:style-name="ce29" table:content-validation-name="val5"/>
          <table:table-cell table:style-name="ce49" table:content-validation-name="val6" table:formula="of:=[.E40]*4" office:value-type="float" office:value="20" calcext:value-type="float">
            <text:p>20</text:p>
          </table:table-cell>
          <table:table-cell table:style-name="ce49" table:content-validation-name="val7" office:value-type="float" office:value="5" calcext:value-type="float">
            <text:p>5</text:p>
          </table:table-cell>
          <table:table-cell table:style-name="ce52" table:content-validation-name="val8" office:value-type="float" office:value="5" calcext:value-type="float">
            <text:p>5</text:p>
          </table:table-cell>
          <table:table-cell table:style-name="ce52" table:content-validation-name="val9" office:value-type="string" calcext:value-type="string">
            <text:p>Finished in Sprint 5</text:p>
          </table:table-cell>
          <table:table-cell table:style-name="ce58" table:content-validation-name="val11" office:value-type="string" calcext:value-type="string">
            <text:p>Client</text:p>
          </table:table-cell>
          <table:table-cell table:style-name="ce60" office:value-type="string" calcext:value-type="string">
            <text:p>Create new animals and / or clients during adoption</text:p>
          </table:table-cell>
          <table:table-cell table:style-name="ce64" office:value-type="string" calcext:value-type="string">
            <text:p>Simplify the adoption process</text:p>
          </table:table-cell>
          <table:table-cell table:style-name="ce64" office:value-type="string" calcext:value-type="string">
            <text:p>Add “New Client” button to the client selection dialog; Add “New Animal” button to the animal selection dialog; add logic to integrate smoothly</text:p>
          </table:table-cell>
          <table:table-cell table:number-columns-repeated="53"/>
        </table:table-row>
        <table:table-row table:style-name="ro5">
          <table:table-cell table:style-name="ce14" office:value-type="string" calcext:value-type="string">
            <text:p>ROLE</text:p>
          </table:table-cell>
          <table:table-cell table:style-name="ce29" table:content-validation-name="val4" office:value-type="float" office:value="18" calcext:value-type="float">
            <text:p>18</text:p>
          </table:table-cell>
          <table:table-cell table:style-name="ce29" table:content-validation-name="val5"/>
          <table:table-cell table:style-name="ce49" table:content-validation-name="val6" table:formula="of:=[.E41]*4" office:value-type="float" office:value="52" calcext:value-type="float">
            <text:p>52</text:p>
          </table:table-cell>
          <table:table-cell table:style-name="ce49" table:content-validation-name="val7" office:value-type="float" office:value="13" calcext:value-type="float">
            <text:p>13</text:p>
          </table:table-cell>
          <table:table-cell table:style-name="ce52" table:content-validation-name="val8" office:value-type="float" office:value="5" calcext:value-type="float">
            <text:p>5</text:p>
          </table:table-cell>
          <table:table-cell table:style-name="ce52" table:content-validation-name="val9" office:value-type="string" calcext:value-type="string">
            <text:p>Finished in Sprint 5</text:p>
          </table:table-cell>
          <table:table-cell table:style-name="ce55" table:content-validation-name="val11" office:value-type="string" calcext:value-type="string">
            <text:p>Director</text:p>
          </table:table-cell>
          <table:table-cell table:style-name="ce59" office:value-type="string" calcext:value-type="string">
            <text:p>Select role with authentication and selected sensitivity (Role &gt; Client, Staff, Manager, and Director)</text:p>
          </table:table-cell>
          <table:table-cell table:style-name="ce69" office:value-type="string" calcext:value-type="string">
            <text:p>Limit features to appropriate users</text:p>
          </table:table-cell>
          <table:table-cell table:style-name="ce69" office:value-type="string" calcext:value-type="string">
            <text:p>Add _role attribute to Shelter. Add “Select Role” dialog (Client, Staff, Manager, and Director) with preset password validation (except Client), set sensitivity of menu items and buttons per User_Interface_Full.pdf</text:p>
          </table:table-cell>
          <table:table-cell table:style-name="ce33" table:number-columns-repeated="53"/>
        </table:table-row>
        <table:table-row table:style-name="ro6">
          <table:table-cell table:style-name="ce14" office:value-type="string" calcext:value-type="string">
            <text:p>PROP</text:p>
          </table:table-cell>
          <table:table-cell table:style-name="ce29" table:content-validation-name="val4" office:value-type="float" office:value="19" calcext:value-type="float">
            <text:p>19</text:p>
          </table:table-cell>
          <table:table-cell table:style-name="ce29" table:content-validation-name="val5"/>
          <table:table-cell table:style-name="ce49" table:content-validation-name="val6" table:formula="of:=[.E42]*4" office:value-type="float" office:value="20" calcext:value-type="float">
            <text:p>20</text:p>
          </table:table-cell>
          <table:table-cell table:style-name="ce49" table:content-validation-name="val7" office:value-type="float" office:value="5" calcext:value-type="float">
            <text:p>5</text:p>
          </table:table-cell>
          <table:table-cell table:style-name="ce52" table:content-validation-name="val8" office:value-type="float" office:value="5" calcext:value-type="float">
            <text:p>5</text:p>
          </table:table-cell>
          <table:table-cell table:style-name="ce52" table:content-validation-name="val9" office:value-type="string" calcext:value-type="string">
            <text:p>Finished in Sprint 5</text:p>
          </table:table-cell>
          <table:table-cell table:style-name="ce55" table:content-validation-name="val11" office:value-type="string" calcext:value-type="string">
            <text:p>Manager</text:p>
          </table:table-cell>
          <table:table-cell table:style-name="ce59" office:value-type="string" calcext:value-type="string">
            <text:p>Display Shelter properties (File &gt; Properties...)</text:p>
          </table:table-cell>
          <table:table-cell table:style-name="ce69" office:value-type="string" calcext:value-type="string">
            <text:p>Monitor Shelter operation</text:p>
          </table:table-cell>
          <table:table-cell table:style-name="ce69" office:value-type="string" calcext:value-type="string">
            <text:p>In a custom dialog, display the name of the shelter, number of clients, number of available animals of each type, and number of adopted animals </text:p>
          </table:table-cell>
          <table:table-cell table:style-name="ce34" table:number-columns-repeated="53"/>
        </table:table-row>
        <table:table-row table:style-name="ro4">
          <table:table-cell table:style-name="ce20" office:value-type="string" calcext:value-type="string">
            <text:p>UNDO</text:p>
          </table:table-cell>
          <table:table-cell table:style-name="ce29" table:content-validation-name="val4" office:value-type="float" office:value="20" calcext:value-type="float">
            <text:p>20</text:p>
          </table:table-cell>
          <table:table-cell table:style-name="ce29" table:content-validation-name="val5"/>
          <table:table-cell table:style-name="ce49" table:content-validation-name="val6" table:formula="of:=[.E43]*4" office:value-type="float" office:value="32" calcext:value-type="float">
            <text:p>32</text:p>
          </table:table-cell>
          <table:table-cell table:style-name="ce49" table:content-validation-name="val7" office:value-type="float" office:value="8" calcext:value-type="float">
            <text:p>8</text:p>
          </table:table-cell>
          <table:table-cell table:style-name="ce52" table:content-validation-name="val8" office:value-type="float" office:value="5" calcext:value-type="float">
            <text:p>5</text:p>
          </table:table-cell>
          <table:table-cell table:style-name="ce52" table:content-validation-name="val9" office:value-type="string" calcext:value-type="string">
            <text:p>Finished in Sprint 5</text:p>
          </table:table-cell>
          <table:table-cell table:style-name="ce55" table:content-validation-name="val11" office:value-type="string" calcext:value-type="string">
            <text:p>Staff</text:p>
          </table:table-cell>
          <table:table-cell table:style-name="ce59" office:value-type="string" calcext:value-type="string">
            <text:p>Undo a change to the Shelter records (Edit &gt; Undo)</text:p>
          </table:table-cell>
          <table:table-cell table:style-name="ce69" office:value-type="string" calcext:value-type="string">
            <text:p>Correct errors</text:p>
          </table:table-cell>
          <table:table-cell table:style-name="ce69" office:value-type="string" calcext:value-type="string">
            <text:p>Stack of Undo objects should track ONLY new animal (remove the animal from available), new client (remove the client from the list of clients), and adoptions (move animal from client back to available), Requires Undo object with pointer to one animal and one client; implementation is obvious.</text:p>
          </table:table-cell>
          <table:table-cell table:number-columns-repeated="53"/>
        </table:table-row>
        <table:table-row table:style-name="ro6">
          <table:table-cell table:style-name="ce20" office:value-type="string" calcext:value-type="string">
            <text:p>RANIM</text:p>
          </table:table-cell>
          <table:table-cell table:style-name="ce29" table:content-validation-name="val4" office:value-type="float" office:value="21" calcext:value-type="float">
            <text:p>21</text:p>
          </table:table-cell>
          <table:table-cell table:style-name="ce29" table:content-validation-name="val5"/>
          <table:table-cell table:style-name="ce49" table:content-validation-name="val6" table:formula="of:=[.E44]*4" office:value-type="float" office:value="12" calcext:value-type="float">
            <text:p>12</text:p>
          </table:table-cell>
          <table:table-cell table:style-name="ce49" table:content-validation-name="val7" office:value-type="float" office:value="3" calcext:value-type="float">
            <text:p>3</text:p>
          </table:table-cell>
          <table:table-cell table:style-name="ce52" table:content-validation-name="val8" office:value-type="float" office:value="5" calcext:value-type="float">
            <text:p>5</text:p>
          </table:table-cell>
          <table:table-cell table:style-name="ce52" table:content-validation-name="val9" office:value-type="string" calcext:value-type="string">
            <text:p>Finished in Sprint 5</text:p>
          </table:table-cell>
          <table:table-cell table:style-name="ce55" table:content-validation-name="val11" office:value-type="string" calcext:value-type="string">
            <text:p>Staff</text:p>
          </table:table-cell>
          <table:table-cell table:style-name="ce59" office:value-type="string" calcext:value-type="string">
            <text:p>See all animals the shelter has encountered (Report &gt; Animals)</text:p>
          </table:table-cell>
          <table:table-cell table:style-name="ce69" office:value-type="string" calcext:value-type="string">
            <text:p>Estimate the shelter’s impact</text:p>
          </table:table-cell>
          <table:table-cell table:style-name="ce69" office:value-type="string" calcext:value-type="string">
            <text:p>No additional dialogs required, but must iterate through all clients to assemble addopted animals with those on available vector</text:p>
          </table:table-cell>
          <table:table-cell table:number-columns-repeated="53"/>
        </table:table-row>
        <table:table-row table:style-name="ro6">
          <table:table-cell table:style-name="ce20" office:value-type="string" calcext:value-type="string">
            <text:p>RCLIENT</text:p>
          </table:table-cell>
          <table:table-cell table:style-name="ce29" table:content-validation-name="val4" office:value-type="float" office:value="22" calcext:value-type="float">
            <text:p>22</text:p>
          </table:table-cell>
          <table:table-cell table:style-name="ce29" table:content-validation-name="val5"/>
          <table:table-cell table:style-name="ce49" table:content-validation-name="val6" table:formula="of:=[.E45]*4" office:value-type="float" office:value="8" calcext:value-type="float">
            <text:p>8</text:p>
          </table:table-cell>
          <table:table-cell table:style-name="ce49" table:content-validation-name="val7" office:value-type="float" office:value="2" calcext:value-type="float">
            <text:p>2</text:p>
          </table:table-cell>
          <table:table-cell table:style-name="ce52" table:content-validation-name="val8" office:value-type="float" office:value="5" calcext:value-type="float">
            <text:p>5</text:p>
          </table:table-cell>
          <table:table-cell table:style-name="ce52" table:content-validation-name="val9" office:value-type="string" calcext:value-type="string">
            <text:p>Finished in Sprint 5</text:p>
          </table:table-cell>
          <table:table-cell table:style-name="ce55" table:content-validation-name="val11" office:value-type="string" calcext:value-type="string">
            <text:p>Staff</text:p>
          </table:table-cell>
          <table:table-cell table:style-name="ce59" office:value-type="string" calcext:value-type="string">
            <text:p>See all clients and the animals they have adopted in a single report (Report &gt; Clients)</text:p>
          </table:table-cell>
          <table:table-cell table:style-name="ce69" office:value-type="string" calcext:value-type="string">
            <text:p>Quickly find an adopted animal</text:p>
          </table:table-cell>
          <table:table-cell table:style-name="ce69" office:value-type="string" calcext:value-type="string">
            <text:p>No additional dialogs required, but must iterate through all clients to assemble data including adopted animals. Very similar to Report &gt; Animals.</text:p>
          </table:table-cell>
          <table:table-cell table:number-columns-repeated="53"/>
        </table:table-row>
        <table:table-row table:style-name="ro4">
          <table:table-cell table:style-name="ce20" office:value-type="string" calcext:value-type="string">
            <text:p>STAFF</text:p>
          </table:table-cell>
          <table:table-cell table:style-name="ce29" table:content-validation-name="val4" office:value-type="float" office:value="23" calcext:value-type="float">
            <text:p>23</text:p>
          </table:table-cell>
          <table:table-cell table:style-name="ce29" table:content-validation-name="val5"/>
          <table:table-cell table:style-name="ce49" table:content-validation-name="val6" table:formula="of:=[.E46]*4" office:value-type="float" office:value="84" calcext:value-type="float">
            <text:p>84</text:p>
          </table:table-cell>
          <table:table-cell table:style-name="ce49" table:content-validation-name="val7" office:value-type="float" office:value="21" calcext:value-type="float">
            <text:p>21</text:p>
          </table:table-cell>
          <table:table-cell table:style-name="ce52" table:content-validation-name="val8" office:value-type="float" office:value="5" calcext:value-type="float">
            <text:p>5</text:p>
          </table:table-cell>
          <table:table-cell table:style-name="ce52" table:content-validation-name="val9" office:value-type="string" calcext:value-type="string">
            <text:p>In Work</text:p>
          </table:table-cell>
          <table:table-cell table:style-name="ce55" table:content-validation-name="val11" office:value-type="string" calcext:value-type="string">
            <text:p>Director</text:p>
          </table:table-cell>
          <table:table-cell table:style-name="ce59" office:value-type="string" calcext:value-type="string">
            <text:p>Maintain explicit lists of staff, managers, and directors (Edit &gt; Staff, Manager, and Director)</text:p>
          </table:table-cell>
          <table:table-cell table:style-name="ce69" office:value-type="string" calcext:value-type="string">
            <text:p>Manage shelter operation</text:p>
          </table:table-cell>
          <table:table-cell table:style-name="ce69" office:value-type="string" calcext:value-type="string">
            <text:p>Derive a Staff class from Client, adding enum class Role (staff, manager, director), salary, and password. Create edit dialog to modify this data, selecting from list, with a New button to create new staff member. Modify Role &gt; (role) password to validate against named staff’s unique password.</text:p>
          </table:table-cell>
          <table:table-cell table:number-columns-repeated="53"/>
        </table:table-row>
        <table:table-row table:style-name="ro4">
          <table:table-cell table:style-name="ce20" office:value-type="string" calcext:value-type="string">
            <text:p>ACTIVE</text:p>
          </table:table-cell>
          <table:table-cell table:style-name="ce29" table:content-validation-name="val4" office:value-type="float" office:value="24" calcext:value-type="float">
            <text:p>24</text:p>
          </table:table-cell>
          <table:table-cell table:style-name="ce29" table:content-validation-name="val5"/>
          <table:table-cell table:style-name="ce49" table:content-validation-name="val6" table:formula="of:=[.E47]*4" office:value-type="float" office:value="32" calcext:value-type="float">
            <text:p>32</text:p>
          </table:table-cell>
          <table:table-cell table:style-name="ce49" table:content-validation-name="val7" office:value-type="float" office:value="8" calcext:value-type="float">
            <text:p>8</text:p>
          </table:table-cell>
          <table:table-cell table:style-name="ce52" table:content-validation-name="val8" office:value-type="float" office:value="5" calcext:value-type="float">
            <text:p>5</text:p>
          </table:table-cell>
          <table:table-cell table:style-name="ce52" table:content-validation-name="val9" office:value-type="string" calcext:value-type="string">
            <text:p>In Work</text:p>
          </table:table-cell>
          <table:table-cell table:style-name="ce55" table:content-validation-name="val11" office:value-type="string" calcext:value-type="string">
            <text:p>Manager</text:p>
          </table:table-cell>
          <table:table-cell table:style-name="ce59" office:value-type="string" calcext:value-type="string">
            <text:p>Set clients, staff, directors, and managers “inactive”, and restore to “active”</text:p>
          </table:table-cell>
          <table:table-cell table:style-name="ce69" office:value-type="string" calcext:value-type="string">
            <text:p>Retain staffing info even when staff is on leave or quits</text:p>
          </table:table-cell>
          <table:table-cell table:style-name="ce69" office:value-type="string" calcext:value-type="string">
            <text:p>Add an _active bool, default true, to Staff class, and add to the edit dialog. Filter out inactive staff members from all ComboBoxText and similar selections EXCEPT the edit dialog (so they can be reactivated). Don’t allow inactive staff to log in.</text:p>
          </table:table-cell>
          <table:table-cell table:number-columns-repeated="53"/>
        </table:table-row>
        <table:table-row table:style-name="ro3" table:number-rows-repeated="9">
          <table:table-cell table:style-name="ce20"/>
          <table:table-cell table:style-name="ce29" table:content-validation-name="val4"/>
          <table:table-cell table:style-name="ce29" table:content-validation-name="val5"/>
          <table:table-cell table:style-name="ce29" table:content-validation-name="val6"/>
          <table:table-cell table:style-name="ce29" table:content-validation-name="val7"/>
          <table:table-cell table:style-name="ce52" table:content-validation-name="val8"/>
          <table:table-cell table:style-name="ce52" table:content-validation-name="val9"/>
          <table:table-cell table:style-name="ce58" table:content-validation-name="val11"/>
          <table:table-cell table:style-name="ce60"/>
          <table:table-cell table:style-name="ce64" table:number-columns-repeated="2"/>
          <table:table-cell table:number-columns-repeated="53"/>
        </table:table-row>
        <table:table-row table:style-name="ro3" table:number-rows-repeated="40">
          <table:table-cell table:style-name="ce20"/>
          <table:table-cell table:style-name="ce29" table:content-validation-name="val4"/>
          <table:table-cell table:style-name="ce29" table:content-validation-name="val5"/>
          <table:table-cell table:style-name="ce29" table:content-validation-name="val6"/>
          <table:table-cell table:style-name="ce29" table:content-validation-name="val7"/>
          <table:table-cell table:style-name="ce52" table:content-validation-name="val8"/>
          <table:table-cell table:style-name="ce52" table:content-validation-name="val9"/>
          <table:table-cell table:style-name="ce58" table:content-validation-name="val11"/>
          <table:table-cell table:style-name="ce61"/>
          <table:table-cell table:style-name="ce65" table:number-columns-repeated="2"/>
          <table:table-cell table:number-columns-repeated="53"/>
        </table:table-row>
        <table:table-row table:style-name="ro3" table:number-rows-repeated="19">
          <table:table-cell table:number-columns-repeated="8"/>
          <table:table-cell table:style-name="ce27"/>
          <table:table-cell table:number-columns-repeated="55"/>
        </table:table-row>
        <table:table-row table:style-name="ro3" table:number-rows-repeated="1048460">
          <table:table-cell table:number-columns-repeated="64"/>
        </table:table-row>
        <table:table-row table:style-name="ro3">
          <table:table-cell table:number-columns-repeated="64"/>
        </table:table-row>
      </table:table>
      <table:table table:name="Sprint 01 Backlog" table:style-name="ta2">
        <table:shapes>
          <draw:frame draw:z-index="0" draw:style-name="gr1" draw:text-style-name="P1" svg:width="295.37pt" svg:height="146.07pt" svg:x="321.76pt" svg:y="35.09pt">
            <draw:object draw:notify-on-update-of-ranges="'Sprint 01 Backlog'.B7:'Sprint 01 Backlog'.B14" xlink:href="./Object 2" xlink:type="simple" xlink:show="embed" xlink:actuate="onLoad">
              <loext:p/>
            </draw:object>
            <draw:image xlink:href="./ObjectReplacements/Object 2" xlink:type="simple" xlink:show="embed" xlink:actuate="onLoad"/>
          </draw:frame>
        </table:shapes>
        <table:table-column table:style-name="co13" table:default-cell-style-name="Default"/>
        <table:table-column table:style-name="co12" table:default-cell-style-name="ce88"/>
        <table:table-column table:style-name="co14" table:default-cell-style-name="ce78"/>
        <table:table-column table:style-name="co15" table:default-cell-style-name="ce88"/>
        <table:table-column table:style-name="co7" table:default-cell-style-name="ce45"/>
        <table:table-column table:style-name="co15" table:default-cell-style-name="Default"/>
        <table:table-column table:style-name="co12" table:number-columns-repeated="58"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58"/>
        </table:table-row>
        <table:table-row table:style-name="ro3">
          <table:table-cell table:style-name="ce35" office:value-type="string" calcext:value-type="string">
            <text:p>Start on</text:p>
          </table:table-cell>
          <table:table-cell table:style-name="ce37" office:value-type="date" office:date-value="2019-10-29" calcext:value-type="date">
            <text:p>Oct 2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58"/>
        </table:table-row>
        <table:table-row table:style-name="ro3">
          <table:table-cell table:style-name="ce35" office:value-type="string" calcext:value-type="string">
            <text:p>End on</text:p>
          </table:table-cell>
          <table:table-cell table:style-name="ce37" table:formula="of:=[.B2]+7" office:value-type="date" office:date-value="2019-11-05" calcext:value-type="date">
            <text:p>Nov 05</text:p>
          </table:table-cell>
          <table:table-cell table:style-name="ce35" table:number-columns-repeated="4"/>
          <table:table-cell table:style-name="ce46" table:number-columns-repeated="58"/>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58"/>
        </table:table-row>
        <table:table-row table:style-name="ro3">
          <table:table-cell table:style-name="ce35"/>
          <table:table-cell table:style-name="ce38"/>
          <table:table-cell table:style-name="ce35" table:number-columns-repeated="4"/>
          <table:table-cell table:style-name="ce46" table:number-columns-repeated="58"/>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58"/>
        </table:table-row>
        <table:table-row table:style-name="ro3">
          <table:table-cell table:style-name="ce35" office:value-type="string" calcext:value-type="string">
            <text:p>Total Tasks</text:p>
          </table:table-cell>
          <table:table-cell table:style-name="ce40" table:formula="of:=COUNTA([.D17:.D995])" office:value-type="float" office:value="10" calcext:value-type="float">
            <text:p>10</text:p>
          </table:table-cell>
          <table:table-cell table:style-name="ce35" table:number-columns-repeated="4"/>
          <table:table-cell table:style-name="ce46" table:number-columns-repeated="58"/>
        </table:table-row>
        <table:table-row table:style-name="ro3">
          <table:table-cell table:style-name="ce35" office:value-type="string" calcext:value-type="string">
            <text:p>Day 1 Left</text:p>
          </table:table-cell>
          <table:table-cell table:style-name="ce40" table:formula="of:=[.B7]-[.C8]" office:value-type="float" office:value="7" calcext:value-type="float">
            <text:p>7</text:p>
          </table:table-cell>
          <table:table-cell table:style-name="ce35" table:formula="of:=COUNTIF([.E$17:.E$995]; &quot;Completed Day 1&quot;)" office:value-type="float" office:value="3" calcext:value-type="float">
            <text:p>3</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2 Left</text:p>
          </table:table-cell>
          <table:table-cell table:style-name="ce40" table:formula="of:=[.B8]-[.C9]" office:value-type="float" office:value="7" calcext:value-type="float">
            <text:p>7</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3 Left</text:p>
          </table:table-cell>
          <table:table-cell table:style-name="ce40" table:formula="of:=[.B9]-[.C10]" office:value-type="float" office:value="7" calcext:value-type="float">
            <text:p>7</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4 Left</text:p>
          </table:table-cell>
          <table:table-cell table:style-name="ce40" table:formula="of:=[.B10]-[.C11]" office:value-type="float" office:value="7" calcext:value-type="float">
            <text:p>7</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5 Left</text:p>
          </table:table-cell>
          <table:table-cell table:style-name="ce40" table:formula="of:=[.B11]-[.C12]" office:value-type="float" office:value="5" calcext:value-type="float">
            <text:p>5</text:p>
          </table:table-cell>
          <table:table-cell table:style-name="ce35" table:formula="of:=COUNTIF([.E$17:.E$995]; &quot;Completed Day 5&quot;)" office:value-type="float" office:value="2" calcext:value-type="float">
            <text:p>2</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6 Left</text:p>
          </table:table-cell>
          <table:table-cell table:style-name="ce40" table:formula="of:=[.B12]-[.C13]" office:value-type="float" office:value="2" calcext:value-type="float">
            <text:p>2</text:p>
          </table:table-cell>
          <table:table-cell table:style-name="ce35" table:formula="of:=COUNTIF([.E$17:.E$995]; &quot;Completed Day 6&quot;)" office:value-type="float" office:value="3" calcext:value-type="float">
            <text:p>3</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2" calcext:value-type="float">
            <text:p>2</text:p>
          </table:table-cell>
          <table:table-cell table:style-name="ce35" table:number-columns-repeated="3"/>
          <table:table-cell table:style-name="ce46" table:number-columns-repeated="58"/>
        </table:table-row>
        <table:table-row table:style-name="ro3">
          <table:table-cell table:style-name="ce35" table:number-columns-repeated="6"/>
          <table:table-cell table:style-name="ce46" table:number-columns-repeated="58"/>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58"/>
        </table:table-row>
        <table:table-row table:style-name="ro3">
          <table:table-cell table:content-validation-name="val13" office:value-type="float" office:value="1" calcext:value-type="float">
            <text:p>1</text:p>
          </table:table-cell>
          <table:table-cell table:style-name="ce87" table:content-validation-name="val14" office:value-type="string" calcext:value-type="string">
            <text:p>DOG</text:p>
          </table:table-cell>
          <table:table-cell table:style-name="ce89" table:content-validation-name="val16"/>
          <table:table-cell table:style-name="ce90" office:value-type="string" calcext:value-type="string">
            <text:p>Create the Makefile</text:p>
          </table:table-cell>
          <table:table-cell table:style-name="ce95" table:content-validation-name="val20" office:value-type="string" calcext:value-type="string">
            <text:p>Completed Day 1</text:p>
          </table:table-cell>
          <table:table-cell table:content-validation-name="val22"/>
          <table:table-cell table:number-columns-repeated="58"/>
        </table:table-row>
        <table:table-row table:style-name="ro3">
          <table:table-cell table:content-validation-name="val13" office:value-type="float" office:value="2" calcext:value-type="float">
            <text:p>2</text:p>
          </table:table-cell>
          <table:table-cell table:style-name="ce87" table:content-validation-name="val14" office:value-type="string" calcext:value-type="string">
            <text:p>DOG</text:p>
          </table:table-cell>
          <table:table-cell table:style-name="ce89" table:content-validation-name="val16"/>
          <table:table-cell table:style-name="ce87" table:content-validation-name="val18" office:value-type="string" calcext:value-type="string">
            <text:p>Create all required header files</text:p>
          </table:table-cell>
          <table:table-cell table:style-name="ce95" table:content-validation-name="val20" office:value-type="string" calcext:value-type="string">
            <text:p>Completed Day 1</text:p>
          </table:table-cell>
          <table:table-cell table:content-validation-name="val22"/>
          <table:table-cell table:number-columns-repeated="58"/>
        </table:table-row>
        <table:table-row table:style-name="ro3">
          <table:table-cell table:content-validation-name="val13" office:value-type="float" office:value="3" calcext:value-type="float">
            <text:p>3</text:p>
          </table:table-cell>
          <table:table-cell table:style-name="ce87" table:content-validation-name="val14" office:value-type="string" calcext:value-type="string">
            <text:p>LANIM</text:p>
          </table:table-cell>
          <table:table-cell table:style-name="ce89" table:content-validation-name="val16"/>
          <table:table-cell table:style-name="ce87" table:content-validation-name="val18" office:value-type="string" calcext:value-type="string">
            <text:p>Implement the GUI of the MUSS</text:p>
          </table:table-cell>
          <table:table-cell table:style-name="ce95" table:content-validation-name="val20" office:value-type="string" calcext:value-type="string">
            <text:p>Completed Day 1</text:p>
          </table:table-cell>
          <table:table-cell table:content-validation-name="val22"/>
          <table:table-cell table:number-columns-repeated="58"/>
        </table:table-row>
        <table:table-row table:style-name="ro3">
          <table:table-cell table:content-validation-name="val13" office:value-type="float" office:value="4" calcext:value-type="float">
            <text:p>4</text:p>
          </table:table-cell>
          <table:table-cell table:style-name="ce87" table:content-validation-name="val14" office:value-type="string" calcext:value-type="string">
            <text:p>EXIT</text:p>
          </table:table-cell>
          <table:table-cell table:style-name="ce89" table:content-validation-name="val16"/>
          <table:table-cell table:style-name="ce87" table:content-validation-name="val18" office:value-type="string" calcext:value-type="string">
            <text:p>Exit the store when File→Quit is clicked</text:p>
          </table:table-cell>
          <table:table-cell table:style-name="ce95" table:content-validation-name="val20" office:value-type="string" calcext:value-type="string">
            <text:p>Completed Day 7</text:p>
          </table:table-cell>
          <table:table-cell table:content-validation-name="val22"/>
          <table:table-cell table:number-columns-repeated="58"/>
        </table:table-row>
        <table:table-row table:style-name="ro3">
          <table:table-cell table:content-validation-name="val13" office:value-type="float" office:value="5" calcext:value-type="float">
            <text:p>5</text:p>
          </table:table-cell>
          <table:table-cell table:style-name="ce87" table:content-validation-name="val14" office:value-type="string" calcext:value-type="string">
            <text:p>LANIM</text:p>
          </table:table-cell>
          <table:table-cell table:style-name="ce89" table:content-validation-name="val16"/>
          <table:table-cell table:style-name="ce87" table:content-validation-name="val18" office:value-type="string" calcext:value-type="string">
            <text:p>Show in the text data area the list of dogs in the shelter</text:p>
          </table:table-cell>
          <table:table-cell table:style-name="ce95" table:content-validation-name="val20" office:value-type="string" calcext:value-type="string">
            <text:p>Completed Day 5</text:p>
          </table:table-cell>
          <table:table-cell table:content-validation-name="val22"/>
          <table:table-cell table:number-columns-repeated="58"/>
        </table:table-row>
        <table:table-row table:style-name="ro3">
          <table:table-cell table:content-validation-name="val13" office:value-type="float" office:value="6" calcext:value-type="float">
            <text:p>6</text:p>
          </table:table-cell>
          <table:table-cell table:style-name="ce87" table:content-validation-name="val14" office:value-type="string" calcext:value-type="string">
            <text:p>LANIM</text:p>
          </table:table-cell>
          <table:table-cell table:style-name="ce89" table:content-validation-name="val16"/>
          <table:table-cell table:style-name="ce87" table:content-validation-name="val18" office:value-type="string" calcext:value-type="string">
            <text:p>Allow a dialog box to pop up when Animal→Create is clicked</text:p>
          </table:table-cell>
          <table:table-cell table:style-name="ce95" table:content-validation-name="val20" office:value-type="string" calcext:value-type="string">
            <text:p>Completed Day 5</text:p>
          </table:table-cell>
          <table:table-cell table:content-validation-name="val22"/>
          <table:table-cell table:number-columns-repeated="58"/>
        </table:table-row>
        <table:table-row table:style-name="ro3">
          <table:table-cell table:content-validation-name="val13" office:value-type="float" office:value="7" calcext:value-type="float">
            <text:p>7</text:p>
          </table:table-cell>
          <table:table-cell table:style-name="ce87" table:content-validation-name="val14" office:value-type="string" calcext:value-type="string">
            <text:p>LANIM</text:p>
          </table:table-cell>
          <table:table-cell table:style-name="ce89" table:content-validation-name="val16"/>
          <table:table-cell table:style-name="ce87" table:content-validation-name="val18" office:value-type="string" calcext:value-type="string">
            <text:p>Allow a combo box to let user select the breed</text:p>
          </table:table-cell>
          <table:table-cell table:style-name="ce95" table:content-validation-name="val20" office:value-type="string" calcext:value-type="string">
            <text:p>Completed Day 6</text:p>
          </table:table-cell>
          <table:table-cell table:content-validation-name="val22"/>
          <table:table-cell table:number-columns-repeated="58"/>
        </table:table-row>
        <table:table-row table:style-name="ro3">
          <table:table-cell table:content-validation-name="val13" office:value-type="float" office:value="8" calcext:value-type="float">
            <text:p>8</text:p>
          </table:table-cell>
          <table:table-cell table:style-name="ce87" table:content-validation-name="val14" office:value-type="string" calcext:value-type="string">
            <text:p>DOG</text:p>
          </table:table-cell>
          <table:table-cell table:style-name="ce89" table:content-validation-name="val16"/>
          <table:table-cell table:style-name="ce87" table:content-validation-name="val18" office:value-type="string" calcext:value-type="string">
            <text:p>Allow a combo box to let user select the gender</text:p>
          </table:table-cell>
          <table:table-cell table:style-name="ce95" table:content-validation-name="val20" office:value-type="string" calcext:value-type="string">
            <text:p>Completed Day 6</text:p>
          </table:table-cell>
          <table:table-cell table:content-validation-name="val22"/>
          <table:table-cell table:number-columns-repeated="58"/>
        </table:table-row>
        <table:table-row table:style-name="ro3">
          <table:table-cell table:content-validation-name="val13" office:value-type="float" office:value="9" calcext:value-type="float">
            <text:p>9</text:p>
          </table:table-cell>
          <table:table-cell table:style-name="ce87" table:content-validation-name="val14" office:value-type="string" calcext:value-type="string">
            <text:p>DOG</text:p>
          </table:table-cell>
          <table:table-cell table:style-name="ce89" table:content-validation-name="val16"/>
          <table:table-cell table:style-name="ce87" table:content-validation-name="val18" office:value-type="string" calcext:value-type="string">
            <text:p>Allow for the user to enter then name of the dog</text:p>
          </table:table-cell>
          <table:table-cell table:style-name="ce95" table:content-validation-name="val20" office:value-type="string" calcext:value-type="string">
            <text:p>Completed Day 7</text:p>
          </table:table-cell>
          <table:table-cell table:content-validation-name="val22"/>
          <table:table-cell table:number-columns-repeated="58"/>
        </table:table-row>
        <table:table-row table:style-name="ro3">
          <table:table-cell table:content-validation-name="val13" office:value-type="float" office:value="10" calcext:value-type="float">
            <text:p>10</text:p>
          </table:table-cell>
          <table:table-cell table:style-name="ce87" table:content-validation-name="val14" office:value-type="string" calcext:value-type="string">
            <text:p>DOG</text:p>
          </table:table-cell>
          <table:table-cell table:style-name="ce89" table:content-validation-name="val16"/>
          <table:table-cell table:style-name="ce87" table:content-validation-name="val18" office:value-type="string" calcext:value-type="string">
            <text:p>Allow for the user to input the age of the dog</text:p>
          </table:table-cell>
          <table:table-cell table:style-name="ce95" table:content-validation-name="val20" office:value-type="string" calcext:value-type="string">
            <text:p>Completed Day 6</text:p>
          </table:table-cell>
          <table:table-cell table:content-validation-name="val22"/>
          <table:table-cell table:number-columns-repeated="58"/>
        </table:table-row>
        <table:table-row table:style-name="ro3">
          <table:table-cell table:content-validation-name="val13" office:value-type="float" office:value="11" calcext:value-type="float">
            <text:p>11</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12" calcext:value-type="float">
            <text:p>12</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13" calcext:value-type="float">
            <text:p>13</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14" calcext:value-type="float">
            <text:p>14</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15" calcext:value-type="float">
            <text:p>15</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16" calcext:value-type="float">
            <text:p>16</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17" calcext:value-type="float">
            <text:p>17</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18" calcext:value-type="float">
            <text:p>18</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19" calcext:value-type="float">
            <text:p>19</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0" calcext:value-type="float">
            <text:p>20</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1" calcext:value-type="float">
            <text:p>21</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2" calcext:value-type="float">
            <text:p>22</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3" calcext:value-type="float">
            <text:p>23</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4" calcext:value-type="float">
            <text:p>24</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5" calcext:value-type="float">
            <text:p>25</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6" calcext:value-type="float">
            <text:p>26</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7" calcext:value-type="float">
            <text:p>27</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8" calcext:value-type="float">
            <text:p>28</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9" calcext:value-type="float">
            <text:p>29</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0" calcext:value-type="float">
            <text:p>30</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1" calcext:value-type="float">
            <text:p>31</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2" calcext:value-type="float">
            <text:p>32</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3" calcext:value-type="float">
            <text:p>33</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4" calcext:value-type="float">
            <text:p>34</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5" calcext:value-type="float">
            <text:p>35</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6" calcext:value-type="float">
            <text:p>36</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7" calcext:value-type="float">
            <text:p>37</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8" calcext:value-type="float">
            <text:p>38</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9" calcext:value-type="float">
            <text:p>39</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0" calcext:value-type="float">
            <text:p>40</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1" calcext:value-type="float">
            <text:p>41</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2" calcext:value-type="float">
            <text:p>42</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3" calcext:value-type="float">
            <text:p>43</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4" calcext:value-type="float">
            <text:p>44</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5" calcext:value-type="float">
            <text:p>45</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6" calcext:value-type="float">
            <text:p>46</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7" calcext:value-type="float">
            <text:p>47</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8" calcext:value-type="float">
            <text:p>48</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9" calcext:value-type="float">
            <text:p>49</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0" calcext:value-type="float">
            <text:p>50</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1" calcext:value-type="float">
            <text:p>51</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2" calcext:value-type="float">
            <text:p>52</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3" calcext:value-type="float">
            <text:p>53</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4" calcext:value-type="float">
            <text:p>54</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5" calcext:value-type="float">
            <text:p>55</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6" calcext:value-type="float">
            <text:p>56</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7" calcext:value-type="float">
            <text:p>57</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8" calcext:value-type="float">
            <text:p>58</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9" calcext:value-type="float">
            <text:p>59</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0" calcext:value-type="float">
            <text:p>60</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1" calcext:value-type="float">
            <text:p>61</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2" calcext:value-type="float">
            <text:p>62</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3" calcext:value-type="float">
            <text:p>63</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4" calcext:value-type="float">
            <text:p>64</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5" calcext:value-type="float">
            <text:p>65</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6" calcext:value-type="float">
            <text:p>66</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7" calcext:value-type="float">
            <text:p>67</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8" calcext:value-type="float">
            <text:p>68</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9" calcext:value-type="float">
            <text:p>69</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0" calcext:value-type="float">
            <text:p>70</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1" calcext:value-type="float">
            <text:p>71</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2" calcext:value-type="float">
            <text:p>72</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3" calcext:value-type="float">
            <text:p>73</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4" calcext:value-type="float">
            <text:p>74</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5" calcext:value-type="float">
            <text:p>75</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6" calcext:value-type="float">
            <text:p>76</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7" calcext:value-type="float">
            <text:p>77</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8" calcext:value-type="float">
            <text:p>78</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9" calcext:value-type="float">
            <text:p>79</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80" calcext:value-type="float">
            <text:p>80</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81" calcext:value-type="float">
            <text:p>81</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82" calcext:value-type="float">
            <text:p>82</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83" calcext:value-type="float">
            <text:p>83</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84" calcext:value-type="float">
            <text:p>84</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
      <table:table table:name="Sprint 02 Backlog" table:style-name="ta2">
        <table:shapes>
          <draw:frame draw:z-index="0" draw:style-name="gr1" draw:text-style-name="P1" svg:width="295.37pt" svg:height="146.07pt" svg:x="321.76pt" svg:y="35.09pt">
            <draw:object draw:notify-on-update-of-ranges="'Sprint 02 Backlog'.B7:'Sprint 02 Backlog'.B14" xlink:href="./Object 1" xlink:type="simple" xlink:show="embed" xlink:actuate="onLoad">
              <loext:p/>
            </draw:object>
            <draw:image xlink:href="./ObjectReplacements/Object 1" xlink:type="simple" xlink:show="embed" xlink:actuate="onLoad"/>
          </draw:frame>
        </table:shapes>
        <table:table-column table:style-name="co13" table:default-cell-style-name="Default"/>
        <table:table-column table:style-name="co12" table:default-cell-style-name="ce88"/>
        <table:table-column table:style-name="co14" table:default-cell-style-name="ce78"/>
        <table:table-column table:style-name="co15" table:default-cell-style-name="ce88"/>
        <table:table-column table:style-name="co7" table:default-cell-style-name="ce45"/>
        <table:table-column table:style-name="co15" table:default-cell-style-name="Default"/>
        <table:table-column table:style-name="co12" table:number-columns-repeated="58" table:default-cell-style-name="Default"/>
        <table:table-row table:style-name="ro1">
          <table:table-cell table:style-name="ce35" office:value-type="string" calcext:value-type="string">
            <text:p>Sprint #</text:p>
          </table:table-cell>
          <table:table-cell table:style-name="ce35" table:formula="of:=[$'Sprint 01 Backlog'.B1]+1"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58"/>
        </table:table-row>
        <table:table-row table:style-name="ro3">
          <table:table-cell table:style-name="ce35" office:value-type="string" calcext:value-type="string">
            <text:p>Start on</text:p>
          </table:table-cell>
          <table:table-cell table:style-name="ce37" table:formula="of:=[$'Sprint 01 Backlog'.B3]" office:value-type="date" office:date-value="2019-11-05" calcext:value-type="date">
            <text:p>Nov 05</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58"/>
        </table:table-row>
        <table:table-row table:style-name="ro3">
          <table:table-cell table:style-name="ce35" office:value-type="string" calcext:value-type="string">
            <text:p>End on</text:p>
          </table:table-cell>
          <table:table-cell table:style-name="ce37" table:formula="of:=[.B2]+7" office:value-type="date" office:date-value="2019-11-12" calcext:value-type="date">
            <text:p>Nov 12</text:p>
          </table:table-cell>
          <table:table-cell table:style-name="ce35" table:number-columns-repeated="4"/>
          <table:table-cell table:style-name="ce46" table:number-columns-repeated="58"/>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58"/>
        </table:table-row>
        <table:table-row table:style-name="ro3">
          <table:table-cell table:style-name="ce35"/>
          <table:table-cell table:style-name="ce38"/>
          <table:table-cell table:style-name="ce35" table:number-columns-repeated="4"/>
          <table:table-cell table:style-name="ce46" table:number-columns-repeated="58"/>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58"/>
        </table:table-row>
        <table:table-row table:style-name="ro3">
          <table:table-cell table:style-name="ce35" office:value-type="string" calcext:value-type="string">
            <text:p>Total Tasks</text:p>
          </table:table-cell>
          <table:table-cell table:style-name="ce40" table:formula="of:=COUNTA([.D17:.D995])" office:value-type="float" office:value="10" calcext:value-type="float">
            <text:p>10</text:p>
          </table:table-cell>
          <table:table-cell table:style-name="ce35" table:number-columns-repeated="4"/>
          <table:table-cell table:style-name="ce46" table:number-columns-repeated="58"/>
        </table:table-row>
        <table:table-row table:style-name="ro3">
          <table:table-cell table:style-name="ce35" office:value-type="string" calcext:value-type="string">
            <text:p>Day 1 Left</text:p>
          </table:table-cell>
          <table:table-cell table:style-name="ce40" table:formula="of:=[.B7]-[.C8]" office:value-type="float" office:value="10" calcext:value-type="float">
            <text:p>10</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2 Left</text:p>
          </table:table-cell>
          <table:table-cell table:style-name="ce40" table:formula="of:=[.B8]-[.C9]" office:value-type="float" office:value="10" calcext:value-type="float">
            <text:p>10</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3 Left</text:p>
          </table:table-cell>
          <table:table-cell table:style-name="ce40" table:formula="of:=[.B9]-[.C10]" office:value-type="float" office:value="10" calcext:value-type="float">
            <text:p>10</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4 Left</text:p>
          </table:table-cell>
          <table:table-cell table:style-name="ce40" table:formula="of:=[.B10]-[.C11]" office:value-type="float" office:value="10" calcext:value-type="float">
            <text:p>10</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5 Left</text:p>
          </table:table-cell>
          <table:table-cell table:style-name="ce40" table:formula="of:=[.B11]-[.C12]" office:value-type="float" office:value="4" calcext:value-type="float">
            <text:p>4</text:p>
          </table:table-cell>
          <table:table-cell table:style-name="ce35" table:formula="of:=COUNTIF([.E$17:.E$995]; &quot;Completed Day 5&quot;)" office:value-type="float" office:value="6" calcext:value-type="float">
            <text:p>6</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6 Left</text:p>
          </table:table-cell>
          <table:table-cell table:style-name="ce40" table:formula="of:=[.B12]-[.C13]" office:value-type="float" office:value="2" calcext:value-type="float">
            <text:p>2</text:p>
          </table:table-cell>
          <table:table-cell table:style-name="ce35" table:formula="of:=COUNTIF([.E$17:.E$995]; &quot;Completed Day 6&quot;)" office:value-type="float" office:value="2" calcext:value-type="float">
            <text:p>2</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2" calcext:value-type="float">
            <text:p>2</text:p>
          </table:table-cell>
          <table:table-cell table:style-name="ce35" table:number-columns-repeated="3"/>
          <table:table-cell table:style-name="ce46" table:number-columns-repeated="58"/>
        </table:table-row>
        <table:table-row table:style-name="ro3">
          <table:table-cell table:style-name="ce35" table:number-columns-repeated="6"/>
          <table:table-cell table:style-name="ce46" table:number-columns-repeated="58"/>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58"/>
        </table:table-row>
        <table:table-row table:style-name="ro3">
          <table:table-cell table:content-validation-name="val13" office:value-type="float" office:value="1" calcext:value-type="float">
            <text:p>1</text:p>
          </table:table-cell>
          <table:table-cell table:style-name="ce87" table:content-validation-name="val23" office:value-type="string" calcext:value-type="string">
            <text:p>CLIENT</text:p>
          </table:table-cell>
          <table:table-cell table:style-name="ce89" table:content-validation-name="val24"/>
          <table:table-cell table:style-name="ce98" office:value-type="string" calcext:value-type="string">
            <text:p>Add functions to the shelter to handle clients</text:p>
          </table:table-cell>
          <table:table-cell table:style-name="ce95" table:content-validation-name="val20" office:value-type="string" calcext:value-type="string">
            <text:p>Completed Day 5</text:p>
          </table:table-cell>
          <table:table-cell table:content-validation-name="val22"/>
          <table:table-cell table:number-columns-repeated="58"/>
        </table:table-row>
        <table:table-row table:style-name="ro3">
          <table:table-cell table:content-validation-name="val13" office:value-type="float" office:value="2" calcext:value-type="float">
            <text:p>2</text:p>
          </table:table-cell>
          <table:table-cell table:style-name="ce87" table:content-validation-name="val23" office:value-type="string" calcext:value-type="string">
            <text:p>CAT</text:p>
          </table:table-cell>
          <table:table-cell table:style-name="ce89" table:content-validation-name="val24"/>
          <table:table-cell table:style-name="ce87" table:content-validation-name="val18" office:value-type="string" calcext:value-type="string">
            <text:p>Create a cat class and implement its methods</text:p>
          </table:table-cell>
          <table:table-cell table:style-name="ce95" table:content-validation-name="val20" office:value-type="string" calcext:value-type="string">
            <text:p>Completed Day 5</text:p>
          </table:table-cell>
          <table:table-cell table:content-validation-name="val22"/>
          <table:table-cell table:number-columns-repeated="58"/>
        </table:table-row>
        <table:table-row table:style-name="ro3">
          <table:table-cell table:content-validation-name="val13" office:value-type="float" office:value="3" calcext:value-type="float">
            <text:p>3</text:p>
          </table:table-cell>
          <table:table-cell table:style-name="ce87" table:content-validation-name="val23" office:value-type="string" calcext:value-type="string">
            <text:p>CAT</text:p>
          </table:table-cell>
          <table:table-cell table:style-name="ce89" table:content-validation-name="val24"/>
          <table:table-cell table:style-name="ce87" table:content-validation-name="val18" office:value-type="string" calcext:value-type="string">
            <text:p>Create a std::map to replace the switch case for to_string function</text:p>
          </table:table-cell>
          <table:table-cell table:style-name="ce95" table:content-validation-name="val20" office:value-type="string" calcext:value-type="string">
            <text:p>Completed Day 5</text:p>
          </table:table-cell>
          <table:table-cell table:content-validation-name="val22"/>
          <table:table-cell table:number-columns-repeated="58"/>
        </table:table-row>
        <table:table-row table:style-name="ro3">
          <table:table-cell table:content-validation-name="val13" office:value-type="float" office:value="4" calcext:value-type="float">
            <text:p>4</text:p>
          </table:table-cell>
          <table:table-cell table:style-name="ce87" table:content-validation-name="val23" office:value-type="string" calcext:value-type="string">
            <text:p>CLIENT</text:p>
          </table:table-cell>
          <table:table-cell table:style-name="ce89" table:content-validation-name="val24"/>
          <table:table-cell table:style-name="ce87" table:content-validation-name="val18" office:value-type="string" calcext:value-type="string">
            <text:p>Create a client class and implement its methods</text:p>
          </table:table-cell>
          <table:table-cell table:style-name="ce95" table:content-validation-name="val20" office:value-type="string" calcext:value-type="string">
            <text:p>Completed Day 5</text:p>
          </table:table-cell>
          <table:table-cell table:content-validation-name="val22"/>
          <table:table-cell table:number-columns-repeated="58"/>
        </table:table-row>
        <table:table-row table:style-name="ro3">
          <table:table-cell table:content-validation-name="val13" office:value-type="float" office:value="5" calcext:value-type="float">
            <text:p>5</text:p>
          </table:table-cell>
          <table:table-cell table:style-name="ce87" table:content-validation-name="val23" office:value-type="string" calcext:value-type="string">
            <text:p>CLIENT</text:p>
          </table:table-cell>
          <table:table-cell table:style-name="ce89" table:content-validation-name="val24"/>
          <table:table-cell table:style-name="ce87" table:content-validation-name="val18" office:value-type="string" calcext:value-type="string">
            <text:p>Collect data from the client and verify the phone number is valid</text:p>
          </table:table-cell>
          <table:table-cell table:style-name="ce95" table:content-validation-name="val20" office:value-type="string" calcext:value-type="string">
            <text:p>Completed Day 5</text:p>
          </table:table-cell>
          <table:table-cell table:content-validation-name="val22"/>
          <table:table-cell table:number-columns-repeated="58"/>
        </table:table-row>
        <table:table-row table:style-name="ro3">
          <table:table-cell table:content-validation-name="val13" office:value-type="float" office:value="6" calcext:value-type="float">
            <text:p>6</text:p>
          </table:table-cell>
          <table:table-cell table:style-name="ce87" table:content-validation-name="val23" office:value-type="string" calcext:value-type="string">
            <text:p>RABBIT</text:p>
          </table:table-cell>
          <table:table-cell table:style-name="ce89" table:content-validation-name="val24"/>
          <table:table-cell table:style-name="ce87" table:content-validation-name="val18" office:value-type="string" calcext:value-type="string">
            <text:p>Create a rabbit class and implement its methods</text:p>
          </table:table-cell>
          <table:table-cell table:style-name="ce95" table:content-validation-name="val20" office:value-type="string" calcext:value-type="string">
            <text:p>Completed Day 5</text:p>
          </table:table-cell>
          <table:table-cell table:content-validation-name="val22"/>
          <table:table-cell table:number-columns-repeated="58"/>
        </table:table-row>
        <table:table-row table:style-name="ro3">
          <table:table-cell table:content-validation-name="val13" office:value-type="float" office:value="7" calcext:value-type="float">
            <text:p>7</text:p>
          </table:table-cell>
          <table:table-cell table:style-name="ce87" table:content-validation-name="val23" office:value-type="string" calcext:value-type="string">
            <text:p>NEW</text:p>
          </table:table-cell>
          <table:table-cell table:style-name="ce89" table:content-validation-name="val24"/>
          <table:table-cell table:style-name="ce87" table:content-validation-name="val18" office:value-type="string" calcext:value-type="string">
            <text:p>Create a new client from Client→New</text:p>
          </table:table-cell>
          <table:table-cell table:style-name="ce95" table:content-validation-name="val20" office:value-type="string" calcext:value-type="string">
            <text:p>Completed Day 6</text:p>
          </table:table-cell>
          <table:table-cell table:content-validation-name="val22"/>
          <table:table-cell table:number-columns-repeated="58"/>
        </table:table-row>
        <table:table-row table:style-name="ro3">
          <table:table-cell table:content-validation-name="val13" office:value-type="float" office:value="8" calcext:value-type="float">
            <text:p>8</text:p>
          </table:table-cell>
          <table:table-cell table:style-name="ce87" table:content-validation-name="val23" office:value-type="string" calcext:value-type="string">
            <text:p>LANIM</text:p>
          </table:table-cell>
          <table:table-cell table:style-name="ce89" table:content-validation-name="val24"/>
          <table:table-cell table:style-name="ce87" table:content-validation-name="val18" office:value-type="string" calcext:value-type="string">
            <text:p>List all types of animals in the shelter using polymorphism</text:p>
          </table:table-cell>
          <table:table-cell table:style-name="ce95" table:content-validation-name="val20" office:value-type="string" calcext:value-type="string">
            <text:p>Completed Day 6</text:p>
          </table:table-cell>
          <table:table-cell table:content-validation-name="val22"/>
          <table:table-cell table:number-columns-repeated="58"/>
        </table:table-row>
        <table:table-row table:style-name="ro3">
          <table:table-cell table:content-validation-name="val13" office:value-type="float" office:value="9" calcext:value-type="float">
            <text:p>9</text:p>
          </table:table-cell>
          <table:table-cell table:style-name="ce87" table:content-validation-name="val23" office:value-type="string" calcext:value-type="string">
            <text:p>RABBIT</text:p>
          </table:table-cell>
          <table:table-cell table:style-name="ce89" table:content-validation-name="val24"/>
          <table:table-cell table:style-name="ce87" table:content-validation-name="val18" office:value-type="string" calcext:value-type="string">
            <text:p>Create a std::map to replace the switch case for to_string function</text:p>
          </table:table-cell>
          <table:table-cell table:style-name="ce95" table:content-validation-name="val20" office:value-type="string" calcext:value-type="string">
            <text:p>Completed Day 7</text:p>
          </table:table-cell>
          <table:table-cell table:content-validation-name="val22"/>
          <table:table-cell table:number-columns-repeated="58"/>
        </table:table-row>
        <table:table-row table:style-name="ro3">
          <table:table-cell table:content-validation-name="val13" office:value-type="float" office:value="10" calcext:value-type="float">
            <text:p>10</text:p>
          </table:table-cell>
          <table:table-cell table:style-name="ce87" table:content-validation-name="val23" office:value-type="string" calcext:value-type="string">
            <text:p>NEW</text:p>
          </table:table-cell>
          <table:table-cell table:style-name="ce89" table:content-validation-name="val24"/>
          <table:table-cell table:style-name="ce87" table:content-validation-name="val18" office:value-type="string" calcext:value-type="string">
            <text:p>Determine wheter the new animal added is a cat, dog, or rabbit</text:p>
          </table:table-cell>
          <table:table-cell table:style-name="ce95" table:content-validation-name="val20" office:value-type="string" calcext:value-type="string">
            <text:p>Completed Day 7</text:p>
          </table:table-cell>
          <table:table-cell table:content-validation-name="val22"/>
          <table:table-cell table:number-columns-repeated="58"/>
        </table:table-row>
        <table:table-row table:style-name="ro3">
          <table:table-cell table:content-validation-name="val13" office:value-type="float" office:value="11" calcext:value-type="float">
            <text:p>11</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12" calcext:value-type="float">
            <text:p>12</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13" calcext:value-type="float">
            <text:p>13</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14" calcext:value-type="float">
            <text:p>14</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15" calcext:value-type="float">
            <text:p>15</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16" calcext:value-type="float">
            <text:p>16</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17" calcext:value-type="float">
            <text:p>17</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18" calcext:value-type="float">
            <text:p>18</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19" calcext:value-type="float">
            <text:p>19</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0" calcext:value-type="float">
            <text:p>20</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1" calcext:value-type="float">
            <text:p>21</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2" calcext:value-type="float">
            <text:p>22</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3" calcext:value-type="float">
            <text:p>23</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4" calcext:value-type="float">
            <text:p>24</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5" calcext:value-type="float">
            <text:p>25</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6" calcext:value-type="float">
            <text:p>26</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7" calcext:value-type="float">
            <text:p>27</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8" calcext:value-type="float">
            <text:p>28</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9" calcext:value-type="float">
            <text:p>29</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0" calcext:value-type="float">
            <text:p>30</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1" calcext:value-type="float">
            <text:p>31</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2" calcext:value-type="float">
            <text:p>32</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3" calcext:value-type="float">
            <text:p>33</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4" calcext:value-type="float">
            <text:p>34</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5" calcext:value-type="float">
            <text:p>35</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6" calcext:value-type="float">
            <text:p>36</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7" calcext:value-type="float">
            <text:p>37</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8" calcext:value-type="float">
            <text:p>38</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9" calcext:value-type="float">
            <text:p>39</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0" calcext:value-type="float">
            <text:p>40</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1" calcext:value-type="float">
            <text:p>41</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2" calcext:value-type="float">
            <text:p>42</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3" calcext:value-type="float">
            <text:p>43</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4" calcext:value-type="float">
            <text:p>44</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5" calcext:value-type="float">
            <text:p>45</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6" calcext:value-type="float">
            <text:p>46</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7" calcext:value-type="float">
            <text:p>47</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8" calcext:value-type="float">
            <text:p>48</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9" calcext:value-type="float">
            <text:p>49</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0" calcext:value-type="float">
            <text:p>50</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1" calcext:value-type="float">
            <text:p>51</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2" calcext:value-type="float">
            <text:p>52</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3" calcext:value-type="float">
            <text:p>53</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4" calcext:value-type="float">
            <text:p>54</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5" calcext:value-type="float">
            <text:p>55</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6" calcext:value-type="float">
            <text:p>56</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7" calcext:value-type="float">
            <text:p>57</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8" calcext:value-type="float">
            <text:p>58</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9" calcext:value-type="float">
            <text:p>59</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0" calcext:value-type="float">
            <text:p>60</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1" calcext:value-type="float">
            <text:p>61</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2" calcext:value-type="float">
            <text:p>62</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3" calcext:value-type="float">
            <text:p>63</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4" calcext:value-type="float">
            <text:p>64</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5" calcext:value-type="float">
            <text:p>65</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6" calcext:value-type="float">
            <text:p>66</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7" calcext:value-type="float">
            <text:p>67</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8" calcext:value-type="float">
            <text:p>68</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9" calcext:value-type="float">
            <text:p>69</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0" calcext:value-type="float">
            <text:p>70</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1" calcext:value-type="float">
            <text:p>71</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2" calcext:value-type="float">
            <text:p>72</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3" calcext:value-type="float">
            <text:p>73</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4" calcext:value-type="float">
            <text:p>74</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5" calcext:value-type="float">
            <text:p>75</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6" calcext:value-type="float">
            <text:p>76</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7" calcext:value-type="float">
            <text:p>77</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8" calcext:value-type="float">
            <text:p>78</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9" calcext:value-type="float">
            <text:p>79</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80" calcext:value-type="float">
            <text:p>80</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81" calcext:value-type="float">
            <text:p>81</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82" calcext:value-type="float">
            <text:p>82</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83" calcext:value-type="float">
            <text:p>83</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84" calcext:value-type="float">
            <text:p>84</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
      <table:table table:name="Sprint 03 Backlog" table:style-name="ta2">
        <table:shapes>
          <draw:frame draw:z-index="0" draw:style-name="gr1" draw:text-style-name="P1" svg:width="295.37pt" svg:height="146.07pt" svg:x="321.76pt" svg:y="35.09pt">
            <draw:object draw:notify-on-update-of-ranges="'Sprint 03 Backlog'.B7:'Sprint 03 Backlog'.B14" xlink:href="./Object 3" xlink:type="simple" xlink:show="embed" xlink:actuate="onLoad">
              <loext:p/>
            </draw:object>
            <draw:image xlink:href="./ObjectReplacements/Object 3" xlink:type="simple" xlink:show="embed" xlink:actuate="onLoad"/>
          </draw:frame>
        </table:shapes>
        <table:table-column table:style-name="co13" table:default-cell-style-name="Default"/>
        <table:table-column table:style-name="co12" table:default-cell-style-name="ce88"/>
        <table:table-column table:style-name="co14" table:default-cell-style-name="ce78"/>
        <table:table-column table:style-name="co15" table:default-cell-style-name="ce88"/>
        <table:table-column table:style-name="co7" table:default-cell-style-name="ce45"/>
        <table:table-column table:style-name="co15" table:default-cell-style-name="Default"/>
        <table:table-column table:style-name="co12" table:number-columns-repeated="58" table:default-cell-style-name="Default"/>
        <table:table-row table:style-name="ro1">
          <table:table-cell table:style-name="ce35" office:value-type="string" calcext:value-type="string">
            <text:p>Sprint #</text:p>
          </table:table-cell>
          <table:table-cell table:style-name="ce35" table:formula="of:=[$'Sprint 02 Backlog'.B1]+1"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58"/>
        </table:table-row>
        <table:table-row table:style-name="ro3">
          <table:table-cell table:style-name="ce35" office:value-type="string" calcext:value-type="string">
            <text:p>Start on</text:p>
          </table:table-cell>
          <table:table-cell table:style-name="ce37" table:formula="of:=[$'Sprint 02 Backlog'.B2]+7" office:value-type="date" office:date-value="2019-11-12" calcext:value-type="date">
            <text:p>Nov 1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58"/>
        </table:table-row>
        <table:table-row table:style-name="ro3">
          <table:table-cell table:style-name="ce35" office:value-type="string" calcext:value-type="string">
            <text:p>End on</text:p>
          </table:table-cell>
          <table:table-cell table:style-name="ce37" table:formula="of:=[.B2]+7" office:value-type="date" office:date-value="2019-11-19" calcext:value-type="date">
            <text:p>Nov 19</text:p>
          </table:table-cell>
          <table:table-cell table:style-name="ce35" table:number-columns-repeated="4"/>
          <table:table-cell table:style-name="ce46" table:number-columns-repeated="58"/>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58"/>
        </table:table-row>
        <table:table-row table:style-name="ro3">
          <table:table-cell table:style-name="ce35"/>
          <table:table-cell table:style-name="ce38"/>
          <table:table-cell table:style-name="ce35" table:number-columns-repeated="4"/>
          <table:table-cell table:style-name="ce46" table:number-columns-repeated="58"/>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58"/>
        </table:table-row>
        <table:table-row table:style-name="ro3">
          <table:table-cell table:style-name="ce35" office:value-type="string" calcext:value-type="string">
            <text:p>Total Tasks</text:p>
          </table:table-cell>
          <table:table-cell table:style-name="ce40" table:formula="of:=COUNTA([.D17:.D995])" office:value-type="float" office:value="10" calcext:value-type="float">
            <text:p>10</text:p>
          </table:table-cell>
          <table:table-cell table:style-name="ce35" table:number-columns-repeated="4"/>
          <table:table-cell table:style-name="ce46" table:number-columns-repeated="58"/>
        </table:table-row>
        <table:table-row table:style-name="ro3">
          <table:table-cell table:style-name="ce35" office:value-type="string" calcext:value-type="string">
            <text:p>Day 1 Left</text:p>
          </table:table-cell>
          <table:table-cell table:style-name="ce40" table:formula="of:=[.B7]-[.C8]" office:value-type="float" office:value="10" calcext:value-type="float">
            <text:p>10</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2 Left</text:p>
          </table:table-cell>
          <table:table-cell table:style-name="ce40" table:formula="of:=[.B8]-[.C9]" office:value-type="float" office:value="10" calcext:value-type="float">
            <text:p>10</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3 Left</text:p>
          </table:table-cell>
          <table:table-cell table:style-name="ce40" table:formula="of:=[.B9]-[.C10]" office:value-type="float" office:value="10" calcext:value-type="float">
            <text:p>10</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4 Left</text:p>
          </table:table-cell>
          <table:table-cell table:style-name="ce40" table:formula="of:=[.B10]-[.C11]" office:value-type="float" office:value="10" calcext:value-type="float">
            <text:p>10</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5 Left</text:p>
          </table:table-cell>
          <table:table-cell table:style-name="ce40" table:formula="of:=[.B11]-[.C12]" office:value-type="float" office:value="5" calcext:value-type="float">
            <text:p>5</text:p>
          </table:table-cell>
          <table:table-cell table:style-name="ce35" table:formula="of:=COUNTIF([.E$17:.E$995]; &quot;Completed Day 5&quot;)" office:value-type="float" office:value="5" calcext:value-type="float">
            <text:p>5</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5" calcext:value-type="float">
            <text:p>5</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table:number-columns-repeated="6"/>
          <table:table-cell table:style-name="ce46" table:number-columns-repeated="58"/>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58"/>
        </table:table-row>
        <table:table-row table:style-name="ro3">
          <table:table-cell table:content-validation-name="val13" office:value-type="float" office:value="1" calcext:value-type="float">
            <text:p>1</text:p>
          </table:table-cell>
          <table:table-cell table:style-name="ce87" table:content-validation-name="val25" office:value-type="string" calcext:value-type="string">
            <text:p>CLIENT</text:p>
          </table:table-cell>
          <table:table-cell table:style-name="ce89" table:content-validation-name="val26"/>
          <table:table-cell table:style-name="ce98" office:value-type="string" calcext:value-type="string">
            <text:p>List clients in the shelter</text:p>
          </table:table-cell>
          <table:table-cell table:style-name="ce95" table:content-validation-name="val20" office:value-type="string" calcext:value-type="string">
            <text:p>Completed Day 5</text:p>
          </table:table-cell>
          <table:table-cell table:content-validation-name="val22"/>
          <table:table-cell table:number-columns-repeated="58"/>
        </table:table-row>
        <table:table-row table:style-name="ro3">
          <table:table-cell table:content-validation-name="val13" office:value-type="float" office:value="2" calcext:value-type="float">
            <text:p>2</text:p>
          </table:table-cell>
          <table:table-cell table:style-name="ce87" table:content-validation-name="val25" office:value-type="string" calcext:value-type="string">
            <text:p>CLIENT</text:p>
          </table:table-cell>
          <table:table-cell table:style-name="ce89" table:content-validation-name="val26"/>
          <table:table-cell table:style-name="ce87" table:content-validation-name="val18" office:value-type="string" calcext:value-type="string">
            <text:p>List clients with adopted animal</text:p>
          </table:table-cell>
          <table:table-cell table:style-name="ce95" table:content-validation-name="val20" office:value-type="string" calcext:value-type="string">
            <text:p>Completed Day 5</text:p>
          </table:table-cell>
          <table:table-cell table:content-validation-name="val22"/>
          <table:table-cell table:number-columns-repeated="58"/>
        </table:table-row>
        <table:table-row table:style-name="ro3">
          <table:table-cell table:content-validation-name="val13" office:value-type="float" office:value="3" calcext:value-type="float">
            <text:p>3</text:p>
          </table:table-cell>
          <table:table-cell table:style-name="ce87" table:content-validation-name="val25" office:value-type="string" calcext:value-type="string">
            <text:p>EXIT</text:p>
          </table:table-cell>
          <table:table-cell table:style-name="ce89" table:content-validation-name="val26"/>
          <table:table-cell table:style-name="ce87" table:content-validation-name="val18" office:value-type="string" calcext:value-type="string">
            <text:p>Find custom images for the toolbar</text:p>
          </table:table-cell>
          <table:table-cell table:style-name="ce95" table:content-validation-name="val20" office:value-type="string" calcext:value-type="string">
            <text:p>Completed Day 5</text:p>
          </table:table-cell>
          <table:table-cell table:content-validation-name="val22"/>
          <table:table-cell table:number-columns-repeated="58"/>
        </table:table-row>
        <table:table-row table:style-name="ro3">
          <table:table-cell table:content-validation-name="val13" office:value-type="float" office:value="4" calcext:value-type="float">
            <text:p>4</text:p>
          </table:table-cell>
          <table:table-cell table:style-name="ce87" table:content-validation-name="val25" office:value-type="string" calcext:value-type="string">
            <text:p>LADOPT</text:p>
          </table:table-cell>
          <table:table-cell table:style-name="ce89" table:content-validation-name="val26"/>
          <table:table-cell table:style-name="ce87" table:content-validation-name="val18" office:value-type="string" calcext:value-type="string">
            <text:p>List the adopted that went to each client</text:p>
          </table:table-cell>
          <table:table-cell table:style-name="ce95" table:content-validation-name="val20" office:value-type="string" calcext:value-type="string">
            <text:p>Completed Day 5</text:p>
          </table:table-cell>
          <table:table-cell table:content-validation-name="val22"/>
          <table:table-cell table:number-columns-repeated="58"/>
        </table:table-row>
        <table:table-row table:style-name="ro3">
          <table:table-cell table:content-validation-name="val13" office:value-type="float" office:value="5" calcext:value-type="float">
            <text:p>5</text:p>
          </table:table-cell>
          <table:table-cell table:style-name="ce87" table:content-validation-name="val25" office:value-type="string" calcext:value-type="string">
            <text:p>ADOPT</text:p>
          </table:table-cell>
          <table:table-cell table:style-name="ce89" table:content-validation-name="val26"/>
          <table:table-cell table:style-name="ce87" table:content-validation-name="val18" office:value-type="string" calcext:value-type="string">
            <text:p>Added an adopt method that compared animal and client</text:p>
          </table:table-cell>
          <table:table-cell table:style-name="ce95" table:content-validation-name="val20" office:value-type="string" calcext:value-type="string">
            <text:p>Completed Day 6</text:p>
          </table:table-cell>
          <table:table-cell table:content-validation-name="val22"/>
          <table:table-cell table:number-columns-repeated="58"/>
        </table:table-row>
        <table:table-row table:style-name="ro3">
          <table:table-cell table:content-validation-name="val13" office:value-type="float" office:value="6" calcext:value-type="float">
            <text:p>6</text:p>
          </table:table-cell>
          <table:table-cell table:style-name="ce87" table:content-validation-name="val25" office:value-type="string" calcext:value-type="string">
            <text:p>ADOPT</text:p>
          </table:table-cell>
          <table:table-cell table:style-name="ce89" table:content-validation-name="val26"/>
          <table:table-cell table:style-name="ce87" table:content-validation-name="val18" office:value-type="string" calcext:value-type="string">
            <text:p>Added a menu to select client to list adopted</text:p>
          </table:table-cell>
          <table:table-cell table:style-name="ce95" table:content-validation-name="val20" office:value-type="string" calcext:value-type="string">
            <text:p>Completed Day 6</text:p>
          </table:table-cell>
          <table:table-cell table:content-validation-name="val22"/>
          <table:table-cell table:number-columns-repeated="58"/>
        </table:table-row>
        <table:table-row table:style-name="ro3">
          <table:table-cell table:content-validation-name="val13" office:value-type="float" office:value="7" calcext:value-type="float">
            <text:p>7</text:p>
          </table:table-cell>
          <table:table-cell table:style-name="ce87" table:content-validation-name="val25" office:value-type="string" calcext:value-type="string">
            <text:p>LANIM</text:p>
          </table:table-cell>
          <table:table-cell table:style-name="ce89" table:content-validation-name="val26"/>
          <table:table-cell table:style-name="ce87" table:content-validation-name="val18" office:value-type="string" calcext:value-type="string">
            <text:p>Added a toolbar to list animals</text:p>
          </table:table-cell>
          <table:table-cell table:style-name="ce95" table:content-validation-name="val20" office:value-type="string" calcext:value-type="string">
            <text:p>Completed Day 6</text:p>
          </table:table-cell>
          <table:table-cell table:content-validation-name="val22"/>
          <table:table-cell table:number-columns-repeated="58"/>
        </table:table-row>
        <table:table-row table:style-name="ro3">
          <table:table-cell table:content-validation-name="val13" office:value-type="float" office:value="8" calcext:value-type="float">
            <text:p>8</text:p>
          </table:table-cell>
          <table:table-cell table:style-name="ce87" table:content-validation-name="val25" office:value-type="string" calcext:value-type="string">
            <text:p>ABOUT</text:p>
          </table:table-cell>
          <table:table-cell table:style-name="ce89" table:content-validation-name="val26"/>
          <table:table-cell table:style-name="ce87" table:content-validation-name="val18" office:value-type="string" calcext:value-type="string">
            <text:p>Added an about menu and legal license</text:p>
          </table:table-cell>
          <table:table-cell table:style-name="ce95" table:content-validation-name="val20" office:value-type="string" calcext:value-type="string">
            <text:p>Completed Day 5</text:p>
          </table:table-cell>
          <table:table-cell table:content-validation-name="val22"/>
          <table:table-cell table:number-columns-repeated="58"/>
        </table:table-row>
        <table:table-row table:style-name="ro3">
          <table:table-cell table:content-validation-name="val13" office:value-type="float" office:value="9" calcext:value-type="float">
            <text:p>9</text:p>
          </table:table-cell>
          <table:table-cell table:style-name="ce87" table:content-validation-name="val25" office:value-type="string" calcext:value-type="string">
            <text:p>ABOUT</text:p>
          </table:table-cell>
          <table:table-cell table:style-name="ce89" table:content-validation-name="val26"/>
          <table:table-cell table:style-name="ce87" table:content-validation-name="val18" office:value-type="string" calcext:value-type="string">
            <text:p>Added animals to a client when client adopted it</text:p>
          </table:table-cell>
          <table:table-cell table:style-name="ce95" table:content-validation-name="val20" office:value-type="string" calcext:value-type="string">
            <text:p>Completed Day 6</text:p>
          </table:table-cell>
          <table:table-cell table:content-validation-name="val22"/>
          <table:table-cell table:number-columns-repeated="58"/>
        </table:table-row>
        <table:table-row table:style-name="ro3">
          <table:table-cell table:content-validation-name="val13" office:value-type="float" office:value="10" calcext:value-type="float">
            <text:p>10</text:p>
          </table:table-cell>
          <table:table-cell table:style-name="ce87" table:content-validation-name="val25" office:value-type="string" calcext:value-type="string">
            <text:p>ADOPT</text:p>
          </table:table-cell>
          <table:table-cell table:style-name="ce89" table:content-validation-name="val26"/>
          <table:table-cell table:style-name="ce87" table:content-validation-name="val18" office:value-type="string" calcext:value-type="string">
            <text:p>Removed adopted animals from the animal vector</text:p>
          </table:table-cell>
          <table:table-cell table:style-name="ce95" table:content-validation-name="val20" office:value-type="string" calcext:value-type="string">
            <text:p>Completed Day 6</text:p>
          </table:table-cell>
          <table:table-cell table:content-validation-name="val22"/>
          <table:table-cell table:number-columns-repeated="58"/>
        </table:table-row>
        <table:table-row table:style-name="ro3">
          <table:table-cell table:content-validation-name="val13" office:value-type="float" office:value="11" calcext:value-type="float">
            <text:p>11</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12" calcext:value-type="float">
            <text:p>12</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13" calcext:value-type="float">
            <text:p>13</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14" calcext:value-type="float">
            <text:p>14</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15" calcext:value-type="float">
            <text:p>15</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16" calcext:value-type="float">
            <text:p>16</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17" calcext:value-type="float">
            <text:p>17</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18" calcext:value-type="float">
            <text:p>18</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19" calcext:value-type="float">
            <text:p>19</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0" calcext:value-type="float">
            <text:p>20</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1" calcext:value-type="float">
            <text:p>21</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2" calcext:value-type="float">
            <text:p>22</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3" calcext:value-type="float">
            <text:p>23</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4" calcext:value-type="float">
            <text:p>24</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5" calcext:value-type="float">
            <text:p>25</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6" calcext:value-type="float">
            <text:p>26</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7" calcext:value-type="float">
            <text:p>27</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8" calcext:value-type="float">
            <text:p>28</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9" calcext:value-type="float">
            <text:p>29</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0" calcext:value-type="float">
            <text:p>30</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1" calcext:value-type="float">
            <text:p>31</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2" calcext:value-type="float">
            <text:p>32</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3" calcext:value-type="float">
            <text:p>33</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4" calcext:value-type="float">
            <text:p>34</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5" calcext:value-type="float">
            <text:p>35</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6" calcext:value-type="float">
            <text:p>36</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7" calcext:value-type="float">
            <text:p>37</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8" calcext:value-type="float">
            <text:p>38</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9" calcext:value-type="float">
            <text:p>39</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0" calcext:value-type="float">
            <text:p>40</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1" calcext:value-type="float">
            <text:p>41</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2" calcext:value-type="float">
            <text:p>42</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3" calcext:value-type="float">
            <text:p>43</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4" calcext:value-type="float">
            <text:p>44</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5" calcext:value-type="float">
            <text:p>45</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6" calcext:value-type="float">
            <text:p>46</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7" calcext:value-type="float">
            <text:p>47</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8" calcext:value-type="float">
            <text:p>48</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9" calcext:value-type="float">
            <text:p>49</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0" calcext:value-type="float">
            <text:p>50</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1" calcext:value-type="float">
            <text:p>51</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2" calcext:value-type="float">
            <text:p>52</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3" calcext:value-type="float">
            <text:p>53</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4" calcext:value-type="float">
            <text:p>54</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5" calcext:value-type="float">
            <text:p>55</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6" calcext:value-type="float">
            <text:p>56</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7" calcext:value-type="float">
            <text:p>57</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8" calcext:value-type="float">
            <text:p>58</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9" calcext:value-type="float">
            <text:p>59</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0" calcext:value-type="float">
            <text:p>60</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1" calcext:value-type="float">
            <text:p>61</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2" calcext:value-type="float">
            <text:p>62</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3" calcext:value-type="float">
            <text:p>63</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4" calcext:value-type="float">
            <text:p>64</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5" calcext:value-type="float">
            <text:p>65</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6" calcext:value-type="float">
            <text:p>66</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7" calcext:value-type="float">
            <text:p>67</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8" calcext:value-type="float">
            <text:p>68</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9" calcext:value-type="float">
            <text:p>69</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0" calcext:value-type="float">
            <text:p>70</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1" calcext:value-type="float">
            <text:p>71</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2" calcext:value-type="float">
            <text:p>72</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3" calcext:value-type="float">
            <text:p>73</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4" calcext:value-type="float">
            <text:p>74</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5" calcext:value-type="float">
            <text:p>75</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6" calcext:value-type="float">
            <text:p>76</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7" calcext:value-type="float">
            <text:p>77</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8" calcext:value-type="float">
            <text:p>78</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9" calcext:value-type="float">
            <text:p>79</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80" calcext:value-type="float">
            <text:p>80</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81" calcext:value-type="float">
            <text:p>81</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82" calcext:value-type="float">
            <text:p>82</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83" calcext:value-type="float">
            <text:p>83</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84" calcext:value-type="float">
            <text:p>84</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
      <table:table table:name="Sprint 04 Backlog" table:style-name="ta2">
        <table:shapes>
          <draw:frame draw:z-index="0" draw:style-name="gr1" draw:text-style-name="P1" svg:width="295.37pt" svg:height="146.07pt" svg:x="321.76pt" svg:y="35.09pt">
            <draw:object draw:notify-on-update-of-ranges="'Sprint 04 Backlog'.B7:'Sprint 04 Backlog'.B14" xlink:href="./Object 4" xlink:type="simple" xlink:show="embed" xlink:actuate="onLoad">
              <loext:p/>
            </draw:object>
            <draw:image xlink:href="./ObjectReplacements/Object 4" xlink:type="simple" xlink:show="embed" xlink:actuate="onLoad"/>
          </draw:frame>
        </table:shapes>
        <table:table-column table:style-name="co13" table:default-cell-style-name="Default"/>
        <table:table-column table:style-name="co12" table:default-cell-style-name="ce88"/>
        <table:table-column table:style-name="co14" table:default-cell-style-name="ce78"/>
        <table:table-column table:style-name="co15" table:default-cell-style-name="ce88"/>
        <table:table-column table:style-name="co7" table:default-cell-style-name="ce45"/>
        <table:table-column table:style-name="co15" table:default-cell-style-name="Default"/>
        <table:table-column table:style-name="co12" table:number-columns-repeated="58" table:default-cell-style-name="Default"/>
        <table:table-row table:style-name="ro1">
          <table:table-cell table:style-name="ce35" office:value-type="string" calcext:value-type="string">
            <text:p>Sprint #</text:p>
          </table:table-cell>
          <table:table-cell table:style-name="ce35" table:formula="of:=[$'Sprint 03 Backlog'.B1]+1" office:value-type="float" office:value="4" calcext:value-type="float">
            <text:p>4</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58"/>
        </table:table-row>
        <table:table-row table:style-name="ro3">
          <table:table-cell table:style-name="ce35" office:value-type="string" calcext:value-type="string">
            <text:p>Start on</text:p>
          </table:table-cell>
          <table:table-cell table:style-name="ce37" table:formula="of:=[$'Sprint 03 Backlog'.B2]+7" office:value-type="date" office:date-value="2019-11-19" calcext:value-type="date">
            <text:p>Nov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58"/>
        </table:table-row>
        <table:table-row table:style-name="ro3">
          <table:table-cell table:style-name="ce35" office:value-type="string" calcext:value-type="string">
            <text:p>End on</text:p>
          </table:table-cell>
          <table:table-cell table:style-name="ce37" table:formula="of:=[.B2]+7" office:value-type="date" office:date-value="2019-11-26" calcext:value-type="date">
            <text:p>Nov 26</text:p>
          </table:table-cell>
          <table:table-cell table:style-name="ce35" table:number-columns-repeated="4"/>
          <table:table-cell table:style-name="ce46" table:number-columns-repeated="58"/>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58"/>
        </table:table-row>
        <table:table-row table:style-name="ro3">
          <table:table-cell table:style-name="ce35"/>
          <table:table-cell table:style-name="ce38"/>
          <table:table-cell table:style-name="ce35" table:number-columns-repeated="4"/>
          <table:table-cell table:style-name="ce46" table:number-columns-repeated="58"/>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58"/>
        </table:table-row>
        <table:table-row table:style-name="ro3">
          <table:table-cell table:style-name="ce35" office:value-type="string" calcext:value-type="string">
            <text:p>Total Tasks</text:p>
          </table:table-cell>
          <table:table-cell table:style-name="ce40" table:formula="of:=COUNTA([.D17:.D995])" office:value-type="float" office:value="10" calcext:value-type="float">
            <text:p>10</text:p>
          </table:table-cell>
          <table:table-cell table:style-name="ce35" table:number-columns-repeated="4"/>
          <table:table-cell table:style-name="ce46" table:number-columns-repeated="58"/>
        </table:table-row>
        <table:table-row table:style-name="ro3">
          <table:table-cell table:style-name="ce35" office:value-type="string" calcext:value-type="string">
            <text:p>Day 1 Left</text:p>
          </table:table-cell>
          <table:table-cell table:style-name="ce40" table:formula="of:=[.B7]-[.C8]" office:value-type="float" office:value="10" calcext:value-type="float">
            <text:p>10</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2 Left</text:p>
          </table:table-cell>
          <table:table-cell table:style-name="ce40" table:formula="of:=[.B8]-[.C9]" office:value-type="float" office:value="10" calcext:value-type="float">
            <text:p>10</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3 Left</text:p>
          </table:table-cell>
          <table:table-cell table:style-name="ce40" table:formula="of:=[.B9]-[.C10]" office:value-type="float" office:value="10" calcext:value-type="float">
            <text:p>10</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4 Left</text:p>
          </table:table-cell>
          <table:table-cell table:style-name="ce40" table:formula="of:=[.B10]-[.C11]" office:value-type="float" office:value="10" calcext:value-type="float">
            <text:p>10</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5 Left</text:p>
          </table:table-cell>
          <table:table-cell table:style-name="ce40" table:formula="of:=[.B11]-[.C12]" office:value-type="float" office:value="10" calcext:value-type="float">
            <text:p>10</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6 Left</text:p>
          </table:table-cell>
          <table:table-cell table:style-name="ce40" table:formula="of:=[.B12]-[.C13]" office:value-type="float" office:value="10" calcext:value-type="float">
            <text:p>10</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7 Left</text:p>
          </table:table-cell>
          <table:table-cell table:style-name="ce40" table:formula="of:=[.B13]-[.C14]" office:value-type="float" office:value="4" calcext:value-type="float">
            <text:p>4</text:p>
          </table:table-cell>
          <table:table-cell table:style-name="ce35" table:formula="of:=COUNTIF([.E$17:.E$995]; &quot;Completed Day 7&quot;)" office:value-type="float" office:value="6" calcext:value-type="float">
            <text:p>6</text:p>
          </table:table-cell>
          <table:table-cell table:style-name="ce35" table:number-columns-repeated="3"/>
          <table:table-cell table:style-name="ce46" table:number-columns-repeated="58"/>
        </table:table-row>
        <table:table-row table:style-name="ro3">
          <table:table-cell table:style-name="ce35" table:number-columns-repeated="6"/>
          <table:table-cell table:style-name="ce46" table:number-columns-repeated="58"/>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58"/>
        </table:table-row>
        <table:table-row table:style-name="ro3">
          <table:table-cell table:content-validation-name="val13" office:value-type="float" office:value="1" calcext:value-type="float">
            <text:p>1</text:p>
          </table:table-cell>
          <table:table-cell table:style-name="ce87" table:content-validation-name="val27" office:value-type="string" calcext:value-type="string">
            <text:p>SAVE</text:p>
          </table:table-cell>
          <table:table-cell table:style-name="ce89" table:content-validation-name="val28"/>
          <table:table-cell table:style-name="ce87" office:value-type="string" calcext:value-type="string">
            <text:p>Must be able to save lists of animals for adoption</text:p>
          </table:table-cell>
          <table:table-cell table:style-name="ce95" table:content-validation-name="val20" office:value-type="string" calcext:value-type="string">
            <text:p>Completed Day 7</text:p>
          </table:table-cell>
          <table:table-cell table:content-validation-name="val22"/>
          <table:table-cell table:number-columns-repeated="58"/>
        </table:table-row>
        <table:table-row table:style-name="ro3">
          <table:table-cell table:content-validation-name="val13" office:value-type="float" office:value="2" calcext:value-type="float">
            <text:p>2</text:p>
          </table:table-cell>
          <table:table-cell table:style-name="ce87" table:content-validation-name="val27" office:value-type="string" calcext:value-type="string">
            <text:p>SAVE</text:p>
          </table:table-cell>
          <table:table-cell table:style-name="ce89" table:content-validation-name="val28"/>
          <table:table-cell table:style-name="ce87" table:content-validation-name="val18" office:value-type="string" calcext:value-type="string">
            <text:p>Must be able to save list of clients in the shelter</text:p>
          </table:table-cell>
          <table:table-cell table:style-name="ce95" table:content-validation-name="val20" office:value-type="string" calcext:value-type="string">
            <text:p>Completed Day 7</text:p>
          </table:table-cell>
          <table:table-cell table:content-validation-name="val22"/>
          <table:table-cell table:number-columns-repeated="58"/>
        </table:table-row>
        <table:table-row table:style-name="ro3">
          <table:table-cell table:content-validation-name="val13" office:value-type="float" office:value="3" calcext:value-type="float">
            <text:p>3</text:p>
          </table:table-cell>
          <table:table-cell table:style-name="ce87" table:content-validation-name="val27" office:value-type="string" calcext:value-type="string">
            <text:p>SAVE</text:p>
          </table:table-cell>
          <table:table-cell table:style-name="ce89" table:content-validation-name="val28"/>
          <table:table-cell table:style-name="ce87" table:content-validation-name="val18" office:value-type="string" calcext:value-type="string">
            <text:p>Must be able to save the number of clients in the shelter</text:p>
          </table:table-cell>
          <table:table-cell table:style-name="ce95" table:content-validation-name="val20" office:value-type="string" calcext:value-type="string">
            <text:p>Completed Day 7</text:p>
          </table:table-cell>
          <table:table-cell table:content-validation-name="val22"/>
          <table:table-cell table:number-columns-repeated="58"/>
        </table:table-row>
        <table:table-row table:style-name="ro3">
          <table:table-cell table:content-validation-name="val13" office:value-type="float" office:value="4" calcext:value-type="float">
            <text:p>4</text:p>
          </table:table-cell>
          <table:table-cell table:style-name="ce87" table:content-validation-name="val27" office:value-type="string" calcext:value-type="string">
            <text:p>SAVE</text:p>
          </table:table-cell>
          <table:table-cell table:style-name="ce89" table:content-validation-name="val28"/>
          <table:table-cell table:style-name="ce87" table:content-validation-name="val18" office:value-type="string" calcext:value-type="string">
            <text:p>Must be able to save clients with adopted animals</text:p>
          </table:table-cell>
          <table:table-cell table:style-name="ce95" table:content-validation-name="val20" office:value-type="string" calcext:value-type="string">
            <text:p>Completed Day 7</text:p>
          </table:table-cell>
          <table:table-cell table:content-validation-name="val22"/>
          <table:table-cell table:number-columns-repeated="58"/>
        </table:table-row>
        <table:table-row table:style-name="ro3">
          <table:table-cell table:content-validation-name="val13" office:value-type="float" office:value="5" calcext:value-type="float">
            <text:p>5</text:p>
          </table:table-cell>
          <table:table-cell table:style-name="ce87" table:content-validation-name="val27" office:value-type="string" calcext:value-type="string">
            <text:p>LOAD</text:p>
          </table:table-cell>
          <table:table-cell table:style-name="ce89" table:content-validation-name="val28"/>
          <table:table-cell table:style-name="ce87" table:content-validation-name="val18" office:value-type="string" calcext:value-type="string">
            <text:p>Must be able to load clients with animals</text:p>
          </table:table-cell>
          <table:table-cell table:style-name="ce95" table:content-validation-name="val20" office:value-type="string" calcext:value-type="string">
            <text:p>In Work</text:p>
          </table:table-cell>
          <table:table-cell table:content-validation-name="val22"/>
          <table:table-cell table:number-columns-repeated="58"/>
        </table:table-row>
        <table:table-row table:style-name="ro3">
          <table:table-cell table:content-validation-name="val13" office:value-type="float" office:value="6" calcext:value-type="float">
            <text:p>6</text:p>
          </table:table-cell>
          <table:table-cell table:style-name="ce87" table:content-validation-name="val27" office:value-type="string" calcext:value-type="string">
            <text:p>LOAD</text:p>
          </table:table-cell>
          <table:table-cell table:style-name="ce89" table:content-validation-name="val28"/>
          <table:table-cell table:style-name="ce87" table:content-validation-name="val18" office:value-type="string" calcext:value-type="string">
            <text:p>Must be able to load clients</text:p>
          </table:table-cell>
          <table:table-cell table:style-name="ce95" table:content-validation-name="val20" office:value-type="string" calcext:value-type="string">
            <text:p>In Work</text:p>
          </table:table-cell>
          <table:table-cell table:content-validation-name="val22"/>
          <table:table-cell table:number-columns-repeated="58"/>
        </table:table-row>
        <table:table-row table:style-name="ro3">
          <table:table-cell table:content-validation-name="val13" office:value-type="float" office:value="7" calcext:value-type="float">
            <text:p>7</text:p>
          </table:table-cell>
          <table:table-cell table:style-name="ce87" table:content-validation-name="val27" office:value-type="string" calcext:value-type="string">
            <text:p>LOAD</text:p>
          </table:table-cell>
          <table:table-cell table:style-name="ce89" table:content-validation-name="val28"/>
          <table:table-cell table:style-name="ce87" table:content-validation-name="val18" office:value-type="string" calcext:value-type="string">
            <text:p>Must be able to load avalible animals</text:p>
          </table:table-cell>
          <table:table-cell table:style-name="ce95" table:content-validation-name="val20" office:value-type="string" calcext:value-type="string">
            <text:p>In Work</text:p>
          </table:table-cell>
          <table:table-cell table:content-validation-name="val22"/>
          <table:table-cell table:number-columns-repeated="58"/>
        </table:table-row>
        <table:table-row table:style-name="ro3">
          <table:table-cell table:content-validation-name="val13" office:value-type="float" office:value="8" calcext:value-type="float">
            <text:p>8</text:p>
          </table:table-cell>
          <table:table-cell table:style-name="ce87" table:content-validation-name="val27" office:value-type="string" calcext:value-type="string">
            <text:p>SAVE</text:p>
          </table:table-cell>
          <table:table-cell table:style-name="ce89" table:content-validation-name="val28"/>
          <table:table-cell table:style-name="ce87" table:content-validation-name="val18" office:value-type="string" calcext:value-type="string">
            <text:p>Must be able to read a file and have file handling</text:p>
          </table:table-cell>
          <table:table-cell table:style-name="ce95" table:content-validation-name="val20" office:value-type="string" calcext:value-type="string">
            <text:p>In Work</text:p>
          </table:table-cell>
          <table:table-cell table:content-validation-name="val22"/>
          <table:table-cell table:number-columns-repeated="58"/>
        </table:table-row>
        <table:table-row table:style-name="ro3">
          <table:table-cell table:content-validation-name="val13" office:value-type="float" office:value="9" calcext:value-type="float">
            <text:p>9</text:p>
          </table:table-cell>
          <table:table-cell table:style-name="ce87" table:content-validation-name="val27" office:value-type="string" calcext:value-type="string">
            <text:p>SAVE</text:p>
          </table:table-cell>
          <table:table-cell table:style-name="ce89" table:content-validation-name="val28"/>
          <table:table-cell table:style-name="ce87" table:content-validation-name="val18" office:value-type="string" calcext:value-type="string">
            <text:p>Must be able to save to a file</text:p>
          </table:table-cell>
          <table:table-cell table:style-name="ce95" table:content-validation-name="val20" office:value-type="string" calcext:value-type="string">
            <text:p>Completed Day 7</text:p>
          </table:table-cell>
          <table:table-cell table:content-validation-name="val22"/>
          <table:table-cell table:number-columns-repeated="58"/>
        </table:table-row>
        <table:table-row table:style-name="ro3">
          <table:table-cell table:content-validation-name="val13" office:value-type="float" office:value="10" calcext:value-type="float">
            <text:p>10</text:p>
          </table:table-cell>
          <table:table-cell table:style-name="ce87" table:content-validation-name="val27" office:value-type="string" calcext:value-type="string">
            <text:p>SAVE</text:p>
          </table:table-cell>
          <table:table-cell table:style-name="ce89" table:content-validation-name="val28"/>
          <table:table-cell table:style-name="ce87" table:content-validation-name="val18" office:value-type="string" calcext:value-type="string">
            <text:p>Must be able to save the name of the shelter</text:p>
          </table:table-cell>
          <table:table-cell table:style-name="ce95" table:content-validation-name="val20" office:value-type="string" calcext:value-type="string">
            <text:p>Completed Day 7</text:p>
          </table:table-cell>
          <table:table-cell table:content-validation-name="val22"/>
          <table:table-cell table:number-columns-repeated="58"/>
        </table:table-row>
        <table:table-row table:style-name="ro3">
          <table:table-cell table:content-validation-name="val13" office:value-type="float" office:value="11" calcext:value-type="float">
            <text:p>11</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12" calcext:value-type="float">
            <text:p>12</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13" calcext:value-type="float">
            <text:p>13</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14" calcext:value-type="float">
            <text:p>14</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15" calcext:value-type="float">
            <text:p>15</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16" calcext:value-type="float">
            <text:p>16</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17" calcext:value-type="float">
            <text:p>17</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18" calcext:value-type="float">
            <text:p>18</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19" calcext:value-type="float">
            <text:p>19</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0" calcext:value-type="float">
            <text:p>20</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1" calcext:value-type="float">
            <text:p>21</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2" calcext:value-type="float">
            <text:p>22</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3" calcext:value-type="float">
            <text:p>23</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4" calcext:value-type="float">
            <text:p>24</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5" calcext:value-type="float">
            <text:p>25</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6" calcext:value-type="float">
            <text:p>26</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7" calcext:value-type="float">
            <text:p>27</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8" calcext:value-type="float">
            <text:p>28</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9" calcext:value-type="float">
            <text:p>29</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0" calcext:value-type="float">
            <text:p>30</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1" calcext:value-type="float">
            <text:p>31</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2" calcext:value-type="float">
            <text:p>32</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3" calcext:value-type="float">
            <text:p>33</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4" calcext:value-type="float">
            <text:p>34</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5" calcext:value-type="float">
            <text:p>35</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6" calcext:value-type="float">
            <text:p>36</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7" calcext:value-type="float">
            <text:p>37</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8" calcext:value-type="float">
            <text:p>38</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9" calcext:value-type="float">
            <text:p>39</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0" calcext:value-type="float">
            <text:p>40</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1" calcext:value-type="float">
            <text:p>41</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2" calcext:value-type="float">
            <text:p>42</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3" calcext:value-type="float">
            <text:p>43</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4" calcext:value-type="float">
            <text:p>44</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5" calcext:value-type="float">
            <text:p>45</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6" calcext:value-type="float">
            <text:p>46</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7" calcext:value-type="float">
            <text:p>47</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8" calcext:value-type="float">
            <text:p>48</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9" calcext:value-type="float">
            <text:p>49</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0" calcext:value-type="float">
            <text:p>50</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1" calcext:value-type="float">
            <text:p>51</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2" calcext:value-type="float">
            <text:p>52</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3" calcext:value-type="float">
            <text:p>53</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4" calcext:value-type="float">
            <text:p>54</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5" calcext:value-type="float">
            <text:p>55</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6" calcext:value-type="float">
            <text:p>56</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7" calcext:value-type="float">
            <text:p>57</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8" calcext:value-type="float">
            <text:p>58</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9" calcext:value-type="float">
            <text:p>59</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0" calcext:value-type="float">
            <text:p>60</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1" calcext:value-type="float">
            <text:p>61</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2" calcext:value-type="float">
            <text:p>62</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3" calcext:value-type="float">
            <text:p>63</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4" calcext:value-type="float">
            <text:p>64</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5" calcext:value-type="float">
            <text:p>65</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6" calcext:value-type="float">
            <text:p>66</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7" calcext:value-type="float">
            <text:p>67</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8" calcext:value-type="float">
            <text:p>68</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9" calcext:value-type="float">
            <text:p>69</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0" calcext:value-type="float">
            <text:p>70</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1" calcext:value-type="float">
            <text:p>71</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2" calcext:value-type="float">
            <text:p>72</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3" calcext:value-type="float">
            <text:p>73</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4" calcext:value-type="float">
            <text:p>74</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5" calcext:value-type="float">
            <text:p>75</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6" calcext:value-type="float">
            <text:p>76</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7" calcext:value-type="float">
            <text:p>77</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8" calcext:value-type="float">
            <text:p>78</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9" calcext:value-type="float">
            <text:p>79</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80" calcext:value-type="float">
            <text:p>80</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81" calcext:value-type="float">
            <text:p>81</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82" calcext:value-type="float">
            <text:p>82</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83" calcext:value-type="float">
            <text:p>83</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84" calcext:value-type="float">
            <text:p>84</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
      <table:table table:name="Sprint 05 Backlog" table:style-name="ta2">
        <table:shapes>
          <draw:frame draw:z-index="0" draw:style-name="gr1" draw:text-style-name="P1" svg:width="295.37pt" svg:height="146.07pt" svg:x="321.76pt" svg:y="35.09pt">
            <draw:object draw:notify-on-update-of-ranges="'Sprint 05 Backlog'.B7:'Sprint 05 Backlog'.B14" xlink:href="./Object 5" xlink:type="simple" xlink:show="embed" xlink:actuate="onLoad">
              <loext:p/>
            </draw:object>
            <draw:image xlink:href="./ObjectReplacements/Object 5" xlink:type="simple" xlink:show="embed" xlink:actuate="onLoad"/>
          </draw:frame>
        </table:shapes>
        <table:table-column table:style-name="co13" table:default-cell-style-name="Default"/>
        <table:table-column table:style-name="co12" table:default-cell-style-name="ce88"/>
        <table:table-column table:style-name="co14" table:default-cell-style-name="ce78"/>
        <table:table-column table:style-name="co15" table:default-cell-style-name="ce88"/>
        <table:table-column table:style-name="co7" table:default-cell-style-name="ce45"/>
        <table:table-column table:style-name="co15" table:default-cell-style-name="Default"/>
        <table:table-column table:style-name="co12" table:number-columns-repeated="58" table:default-cell-style-name="Default"/>
        <table:table-row table:style-name="ro1">
          <table:table-cell table:style-name="ce35" office:value-type="string" calcext:value-type="string">
            <text:p>Sprint #</text:p>
          </table:table-cell>
          <table:table-cell table:style-name="ce35" table:formula="of:=[$'Sprint 04 Backlog'.B1]+1" office:value-type="float" office:value="5" calcext:value-type="float">
            <text:p>5</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58"/>
        </table:table-row>
        <table:table-row table:style-name="ro3">
          <table:table-cell table:style-name="ce35" office:value-type="string" calcext:value-type="string">
            <text:p>Start on</text:p>
          </table:table-cell>
          <table:table-cell table:style-name="ce37" table:formula="of:=[$'Sprint 04 Backlog'.B2]+7" office:value-type="date" office:date-value="2019-11-26" calcext:value-type="date">
            <text:p>Nov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58"/>
        </table:table-row>
        <table:table-row table:style-name="ro3">
          <table:table-cell table:style-name="ce35" office:value-type="string" calcext:value-type="string">
            <text:p>End on</text:p>
          </table:table-cell>
          <table:table-cell table:style-name="ce37" table:formula="of:=[.B2]+7" office:value-type="date" office:date-value="2019-12-03" calcext:value-type="date">
            <text:p>Dec 03</text:p>
          </table:table-cell>
          <table:table-cell table:style-name="ce35" table:number-columns-repeated="4"/>
          <table:table-cell table:style-name="ce46" table:number-columns-repeated="58"/>
        </table:table-row>
        <table:table-row table:style-name="ro3">
          <table:table-cell table:style-name="ce35" office:value-type="string" calcext:value-type="string">
            <text:p>Demo on</text:p>
          </table:table-cell>
          <table:table-cell table:style-name="ce37" table:formula="of:=[.B2]+9" office:value-type="date" office:date-value="2019-12-05" calcext:value-type="date">
            <text:p>Dec 05</text:p>
          </table:table-cell>
          <table:table-cell table:style-name="ce35" table:number-columns-repeated="4"/>
          <table:table-cell table:style-name="ce46" table:number-columns-repeated="58"/>
        </table:table-row>
        <table:table-row table:style-name="ro3">
          <table:table-cell table:style-name="ce35"/>
          <table:table-cell table:style-name="ce38"/>
          <table:table-cell table:style-name="ce35" table:number-columns-repeated="4"/>
          <table:table-cell table:style-name="ce46" table:number-columns-repeated="58"/>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58"/>
        </table:table-row>
        <table:table-row table:style-name="ro3">
          <table:table-cell table:style-name="ce35" office:value-type="string" calcext:value-type="string">
            <text:p>Total Tasks</text:p>
          </table:table-cell>
          <table:table-cell table:style-name="ce40" table:formula="of:=COUNTA([.D17:.D995])" office:value-type="float" office:value="10" calcext:value-type="float">
            <text:p>10</text:p>
          </table:table-cell>
          <table:table-cell table:style-name="ce35" table:number-columns-repeated="4"/>
          <table:table-cell table:style-name="ce46" table:number-columns-repeated="58"/>
        </table:table-row>
        <table:table-row table:style-name="ro3">
          <table:table-cell table:style-name="ce35" office:value-type="string" calcext:value-type="string">
            <text:p>Day 1 Left</text:p>
          </table:table-cell>
          <table:table-cell table:style-name="ce40" table:formula="of:=[.B7]-[.C8]" office:value-type="float" office:value="8" calcext:value-type="float">
            <text:p>8</text:p>
          </table:table-cell>
          <table:table-cell table:style-name="ce35" table:formula="of:=COUNTIF([.E$17:.E$995]; &quot;Completed Day 1&quot;)" office:value-type="float" office:value="2" calcext:value-type="float">
            <text:p>2</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2 Left</text:p>
          </table:table-cell>
          <table:table-cell table:style-name="ce40" table:formula="of:=[.B8]-[.C9]" office:value-type="float" office:value="8" calcext:value-type="float">
            <text:p>8</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3 Left</text:p>
          </table:table-cell>
          <table:table-cell table:style-name="ce40" table:formula="of:=[.B9]-[.C10]" office:value-type="float" office:value="8" calcext:value-type="float">
            <text:p>8</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4 Left</text:p>
          </table:table-cell>
          <table:table-cell table:style-name="ce40" table:formula="of:=[.B10]-[.C11]" office:value-type="float" office:value="6" calcext:value-type="float">
            <text:p>6</text:p>
          </table:table-cell>
          <table:table-cell table:style-name="ce35" table:formula="of:=COUNTIF([.E$17:.E$995]; &quot;Completed Day 4&quot;)" office:value-type="float" office:value="2" calcext:value-type="float">
            <text:p>2</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5 Left</text:p>
          </table:table-cell>
          <table:table-cell table:style-name="ce40" table:formula="of:=[.B11]-[.C12]" office:value-type="float" office:value="6" calcext:value-type="float">
            <text:p>6</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6 Left</text:p>
          </table:table-cell>
          <table:table-cell table:style-name="ce40" table:formula="of:=[.B12]-[.C13]" office:value-type="float" office:value="6" calcext:value-type="float">
            <text:p>6</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5" calcext:value-type="float">
            <text:p>5</text:p>
          </table:table-cell>
          <table:table-cell table:style-name="ce35" table:number-columns-repeated="3"/>
          <table:table-cell table:style-name="ce46" table:number-columns-repeated="58"/>
        </table:table-row>
        <table:table-row table:style-name="ro3">
          <table:table-cell table:style-name="ce35" table:number-columns-repeated="6"/>
          <table:table-cell table:style-name="ce46" table:number-columns-repeated="58"/>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58"/>
        </table:table-row>
        <table:table-row table:style-name="ro3">
          <table:table-cell table:content-validation-name="val13" office:value-type="float" office:value="1" calcext:value-type="float">
            <text:p>1</text:p>
          </table:table-cell>
          <table:table-cell table:content-validation-name="val15" office:value-type="string" calcext:value-type="string">
            <text:p>ROLE</text:p>
          </table:table-cell>
          <table:table-cell table:content-validation-name="val17"/>
          <table:table-cell table:style-name="ce44" office:value-type="string" calcext:value-type="string">
            <text:p>Select between a manager, client, director, and staff</text:p>
          </table:table-cell>
          <table:table-cell table:content-validation-name="val21" office:value-type="string" calcext:value-type="string">
            <text:p>Completed Day 7</text:p>
          </table:table-cell>
          <table:table-cell table:content-validation-name="val22"/>
          <table:table-cell table:number-columns-repeated="58"/>
        </table:table-row>
        <table:table-row table:style-name="ro3">
          <table:table-cell table:content-validation-name="val13" office:value-type="float" office:value="2" calcext:value-type="float">
            <text:p>2</text:p>
          </table:table-cell>
          <table:table-cell table:content-validation-name="val15" office:value-type="string" calcext:value-type="string">
            <text:p>ABOUT</text:p>
          </table:table-cell>
          <table:table-cell table:content-validation-name="val17"/>
          <table:table-cell table:content-validation-name="val19" office:value-type="string" calcext:value-type="string">
            <text:p>Create an about dialog and provide proper credits and license</text:p>
          </table:table-cell>
          <table:table-cell table:content-validation-name="val21" office:value-type="string" calcext:value-type="string">
            <text:p>Completed Day 1</text:p>
          </table:table-cell>
          <table:table-cell table:content-validation-name="val22"/>
          <table:table-cell table:number-columns-repeated="58"/>
        </table:table-row>
        <table:table-row table:style-name="ro3">
          <table:table-cell table:content-validation-name="val13" office:value-type="float" office:value="3" calcext:value-type="float">
            <text:p>3</text:p>
          </table:table-cell>
          <table:table-cell table:content-validation-name="val15" office:value-type="string" calcext:value-type="string">
            <text:p>UNDO</text:p>
          </table:table-cell>
          <table:table-cell table:content-validation-name="val17"/>
          <table:table-cell table:content-validation-name="val19" office:value-type="string" calcext:value-type="string">
            <text:p>Undo the last addoption, animal added or client added</text:p>
          </table:table-cell>
          <table:table-cell table:content-validation-name="val21" office:value-type="string" calcext:value-type="string">
            <text:p>Completed Day 7</text:p>
          </table:table-cell>
          <table:table-cell table:content-validation-name="val22"/>
          <table:table-cell table:number-columns-repeated="58"/>
        </table:table-row>
        <table:table-row table:style-name="ro3">
          <table:table-cell table:content-validation-name="val13" office:value-type="float" office:value="4" calcext:value-type="float">
            <text:p>4</text:p>
          </table:table-cell>
          <table:table-cell table:content-validation-name="val15" office:value-type="string" calcext:value-type="string">
            <text:p>ACTIVE</text:p>
          </table:table-cell>
          <table:table-cell table:content-validation-name="val17"/>
          <table:table-cell table:content-validation-name="val19" office:value-type="string" calcext:value-type="string">
            <text:p>use a bool to set a staff, manager or director active or inactive</text:p>
          </table:table-cell>
          <table:table-cell table:content-validation-name="val21" office:value-type="string" calcext:value-type="string">
            <text:p>In Work</text:p>
          </table:table-cell>
          <table:table-cell table:content-validation-name="val22"/>
          <table:table-cell table:number-columns-repeated="58"/>
        </table:table-row>
        <table:table-row table:style-name="ro3">
          <table:table-cell table:content-validation-name="val13" office:value-type="float" office:value="5" calcext:value-type="float">
            <text:p>5</text:p>
          </table:table-cell>
          <table:table-cell table:content-validation-name="val15" office:value-type="string" calcext:value-type="string">
            <text:p>ADOPT</text:p>
          </table:table-cell>
          <table:table-cell table:content-validation-name="val17"/>
          <table:table-cell table:content-validation-name="val19" office:value-type="string" calcext:value-type="string">
            <text:p>add client and animal to simpify adoption process</text:p>
          </table:table-cell>
          <table:table-cell table:content-validation-name="val21" office:value-type="string" calcext:value-type="string">
            <text:p>Completed Day 7</text:p>
          </table:table-cell>
          <table:table-cell table:content-validation-name="val22"/>
          <table:table-cell table:number-columns-repeated="58"/>
        </table:table-row>
        <table:table-row table:style-name="ro3">
          <table:table-cell table:content-validation-name="val13" office:value-type="float" office:value="6" calcext:value-type="float">
            <text:p>6</text:p>
          </table:table-cell>
          <table:table-cell table:content-validation-name="val15" office:value-type="string" calcext:value-type="string">
            <text:p>SAVE</text:p>
          </table:table-cell>
          <table:table-cell table:content-validation-name="val17"/>
          <table:table-cell table:content-validation-name="val19" office:value-type="string" calcext:value-type="string">
            <text:p>Save to a specified file</text:p>
          </table:table-cell>
          <table:table-cell table:content-validation-name="val21" office:value-type="string" calcext:value-type="string">
            <text:p>Completed Day 4</text:p>
          </table:table-cell>
          <table:table-cell table:content-validation-name="val22"/>
          <table:table-cell table:number-columns-repeated="58"/>
        </table:table-row>
        <table:table-row table:style-name="ro3">
          <table:table-cell table:content-validation-name="val13" office:value-type="float" office:value="7" calcext:value-type="float">
            <text:p>7</text:p>
          </table:table-cell>
          <table:table-cell table:content-validation-name="val15" office:value-type="string" calcext:value-type="string">
            <text:p>LOAD</text:p>
          </table:table-cell>
          <table:table-cell table:content-validation-name="val17"/>
          <table:table-cell table:content-validation-name="val19" office:value-type="string" calcext:value-type="string">
            <text:p>Load from a specified file</text:p>
          </table:table-cell>
          <table:table-cell table:content-validation-name="val21" office:value-type="string" calcext:value-type="string">
            <text:p>Completed Day 4</text:p>
          </table:table-cell>
          <table:table-cell table:content-validation-name="val22"/>
          <table:table-cell table:number-columns-repeated="58"/>
        </table:table-row>
        <table:table-row table:style-name="ro3">
          <table:table-cell table:content-validation-name="val13" office:value-type="float" office:value="8" calcext:value-type="float">
            <text:p>8</text:p>
          </table:table-cell>
          <table:table-cell table:content-validation-name="val15" office:value-type="string" calcext:value-type="string">
            <text:p>PHOTO</text:p>
          </table:table-cell>
          <table:table-cell table:content-validation-name="val17"/>
          <table:table-cell table:content-validation-name="val19" office:value-type="string" calcext:value-type="string">
            <text:p>add toolbar images</text:p>
          </table:table-cell>
          <table:table-cell table:content-validation-name="val21" office:value-type="string" calcext:value-type="string">
            <text:p>Completed Day 1</text:p>
          </table:table-cell>
          <table:table-cell table:content-validation-name="val22"/>
          <table:table-cell table:number-columns-repeated="58"/>
        </table:table-row>
        <table:table-row table:style-name="ro3">
          <table:table-cell table:content-validation-name="val13" office:value-type="float" office:value="9" calcext:value-type="float">
            <text:p>9</text:p>
          </table:table-cell>
          <table:table-cell table:content-validation-name="val15" office:value-type="string" calcext:value-type="string">
            <text:p>RANIM</text:p>
          </table:table-cell>
          <table:table-cell table:content-validation-name="val17"/>
          <table:table-cell table:content-validation-name="val19" office:value-type="string" calcext:value-type="string">
            <text:p>List a report of all clients in shelter</text:p>
          </table:table-cell>
          <table:table-cell table:content-validation-name="val21" office:value-type="string" calcext:value-type="string">
            <text:p>Completed Day 7</text:p>
          </table:table-cell>
          <table:table-cell table:content-validation-name="val22"/>
          <table:table-cell table:number-columns-repeated="58"/>
        </table:table-row>
        <table:table-row table:style-name="ro3">
          <table:table-cell table:content-validation-name="val13" office:value-type="float" office:value="10" calcext:value-type="float">
            <text:p>10</text:p>
          </table:table-cell>
          <table:table-cell table:content-validation-name="val15" office:value-type="string" calcext:value-type="string">
            <text:p>RCLIENT</text:p>
          </table:table-cell>
          <table:table-cell table:content-validation-name="val17"/>
          <table:table-cell table:content-validation-name="val19" office:value-type="string" calcext:value-type="string">
            <text:p>List a report of all animals in shelter</text:p>
          </table:table-cell>
          <table:table-cell table:content-validation-name="val21" office:value-type="string" calcext:value-type="string">
            <text:p>Completed Day 7</text:p>
          </table:table-cell>
          <table:table-cell table:content-validation-name="val22"/>
          <table:table-cell table:number-columns-repeated="58"/>
        </table:table-row>
        <table:table-row table:style-name="ro3">
          <table:table-cell table:content-validation-name="val13" office:value-type="float" office:value="11" calcext:value-type="float">
            <text:p>11</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12" calcext:value-type="float">
            <text:p>12</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13" calcext:value-type="float">
            <text:p>13</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14" calcext:value-type="float">
            <text:p>14</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15" calcext:value-type="float">
            <text:p>15</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16" calcext:value-type="float">
            <text:p>16</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17" calcext:value-type="float">
            <text:p>17</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18" calcext:value-type="float">
            <text:p>18</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19" calcext:value-type="float">
            <text:p>19</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0" calcext:value-type="float">
            <text:p>20</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1" calcext:value-type="float">
            <text:p>21</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2" calcext:value-type="float">
            <text:p>22</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3" calcext:value-type="float">
            <text:p>23</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4" calcext:value-type="float">
            <text:p>24</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5" calcext:value-type="float">
            <text:p>25</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6" calcext:value-type="float">
            <text:p>26</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7" calcext:value-type="float">
            <text:p>27</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8" calcext:value-type="float">
            <text:p>28</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29" calcext:value-type="float">
            <text:p>29</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0" calcext:value-type="float">
            <text:p>30</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1" calcext:value-type="float">
            <text:p>31</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2" calcext:value-type="float">
            <text:p>32</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3" calcext:value-type="float">
            <text:p>33</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4" calcext:value-type="float">
            <text:p>34</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5" calcext:value-type="float">
            <text:p>35</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6" calcext:value-type="float">
            <text:p>36</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7" calcext:value-type="float">
            <text:p>37</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8" calcext:value-type="float">
            <text:p>38</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39" calcext:value-type="float">
            <text:p>39</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0" calcext:value-type="float">
            <text:p>40</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1" calcext:value-type="float">
            <text:p>41</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2" calcext:value-type="float">
            <text:p>42</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3" calcext:value-type="float">
            <text:p>43</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4" calcext:value-type="float">
            <text:p>44</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5" calcext:value-type="float">
            <text:p>45</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6" calcext:value-type="float">
            <text:p>46</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7" calcext:value-type="float">
            <text:p>47</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8" calcext:value-type="float">
            <text:p>48</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49" calcext:value-type="float">
            <text:p>49</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0" calcext:value-type="float">
            <text:p>50</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1" calcext:value-type="float">
            <text:p>51</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2" calcext:value-type="float">
            <text:p>52</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3" calcext:value-type="float">
            <text:p>53</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4" calcext:value-type="float">
            <text:p>54</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5" calcext:value-type="float">
            <text:p>55</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6" calcext:value-type="float">
            <text:p>56</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7" calcext:value-type="float">
            <text:p>57</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8" calcext:value-type="float">
            <text:p>58</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59" calcext:value-type="float">
            <text:p>59</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0" calcext:value-type="float">
            <text:p>60</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1" calcext:value-type="float">
            <text:p>61</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2" calcext:value-type="float">
            <text:p>62</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3" calcext:value-type="float">
            <text:p>63</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4" calcext:value-type="float">
            <text:p>64</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5" calcext:value-type="float">
            <text:p>65</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6" calcext:value-type="float">
            <text:p>66</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7" calcext:value-type="float">
            <text:p>67</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8" calcext:value-type="float">
            <text:p>68</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69" calcext:value-type="float">
            <text:p>69</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0" calcext:value-type="float">
            <text:p>70</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1" calcext:value-type="float">
            <text:p>71</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2" calcext:value-type="float">
            <text:p>72</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3" calcext:value-type="float">
            <text:p>73</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4" calcext:value-type="float">
            <text:p>74</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5" calcext:value-type="float">
            <text:p>75</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6" calcext:value-type="float">
            <text:p>76</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7" calcext:value-type="float">
            <text:p>77</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8" calcext:value-type="float">
            <text:p>78</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79" calcext:value-type="float">
            <text:p>79</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80" calcext:value-type="float">
            <text:p>80</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81" calcext:value-type="float">
            <text:p>81</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82" calcext:value-type="float">
            <text:p>82</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83" calcext:value-type="float">
            <text:p>83</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row table:style-name="ro3">
          <table:table-cell table:content-validation-name="val13" office:value-type="float" office:value="84" calcext:value-type="float">
            <text:p>84</text:p>
          </table:table-cell>
          <table:table-cell table:content-validation-name="val15"/>
          <table:table-cell table:content-validation-name="val17"/>
          <table:table-cell table:content-validation-name="val19"/>
          <table:table-cell table:content-validation-name="val21"/>
          <table:table-cell table:content-validation-name="val22"/>
          <table:table-cell table:number-columns-repeated="58"/>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number:date-style style:name="N123">
      <number:month/>
      <number:text>/</number:text>
      <number:day/>
      <number:text>/</number:text>
      <number:year/>
      <number:text> </number:text>
      <number:hours number:style="long"/>
      <number:text>:</number:text>
      <number:minutes number:style="long"/>
      <number:text> </number:text>
      <number:am-pm/>
    </number:date-style>
    <number:currency-style style:name="N10121" number:language="en" number:country="US">
      <number:currency-symbol number:language="en" number:country="US">$</number:currency-symbol>
      <number:number number:decimal-places="2" loext:min-decimal-places="2" number:min-integer-digits="1" number:grouping="true"/>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3">00/00/0000</text:date>, <text:time style:data-style-name="N2" text:time-value="04:12:39.77954931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6-03-21T22:16:37.203244101</meta:creation-date>
    <dc:date>2019-12-03T04:21:35.959736516</dc:date>
    <meta:editing-duration>P1DT21H50M49S</meta:editing-duration>
    <meta:editing-cycles>163</meta:editing-cycles>
    <meta:generator>LibreOffice/6.3.3.2$Linux_X86_64 LibreOffice_project/30$Build-2</meta:generator>
    <meta:document-statistic meta:table-count="6" meta:cell-count="1069" meta:object-count="6"/>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655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print 02 Backlog'.B7:'Sprint 02 Backlog'.B14</svg:desc>
                </draw:g>
              </table:table-cell>
            </table:table-row>
            <table:table-row>
              <table:table-cell office:value-type="string">
                <text:p>2</text:p>
              </table:table-cell>
              <table:table-cell office:value-type="float" office:value="10">
                <text:p>10</text:p>
              </table:table-cell>
            </table:table-row>
            <table:table-row>
              <table:table-cell office:value-type="string">
                <text:p>3</text:p>
              </table:table-cell>
              <table:table-cell office:value-type="float" office:value="10">
                <text:p>10</text:p>
              </table:table-cell>
            </table:table-row>
            <table:table-row>
              <table:table-cell office:value-type="string">
                <text:p>4</text:p>
              </table:table-cell>
              <table:table-cell office:value-type="float" office:value="10">
                <text:p>10</text:p>
              </table:table-cell>
            </table:table-row>
            <table:table-row>
              <table:table-cell office:value-type="string">
                <text:p>5</text:p>
              </table:table-cell>
              <table:table-cell office:value-type="float" office:value="10">
                <text:p>10</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3.2$Linux_X86_64 LibreOffice_project/30$Build-2</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655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print 01 Backlog'.B7:'Sprint 01 Backlog'.B14</svg:desc>
                </draw:g>
              </table:table-cell>
            </table:table-row>
            <table:table-row>
              <table:table-cell office:value-type="string">
                <text:p>2</text:p>
              </table:table-cell>
              <table:table-cell office:value-type="float" office:value="7">
                <text:p>7</text:p>
              </table:table-cell>
            </table:table-row>
            <table:table-row>
              <table:table-cell office:value-type="string">
                <text:p>3</text:p>
              </table:table-cell>
              <table:table-cell office:value-type="float" office:value="7">
                <text:p>7</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5">
                <text:p>5</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3.2$Linux_X86_64 LibreOffice_project/30$Build-2</meta:generator>
  </office:meta>
</office:document-meta>
</file>

<file path=Object 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3 Backlog'.B7:'Sprint 03 Backlog'.B14" svg:x="1.219cm" svg:y="1.121cm" svg:width="8.994cm" svg:height="2.949cm">
          <chartooo:coordinate-region svg:x="1.655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print 03 Backlog'.B7:'Sprint 03 Backlog'.B14</svg:desc>
                </draw:g>
              </table:table-cell>
            </table:table-row>
            <table:table-row>
              <table:table-cell office:value-type="string">
                <text:p>2</text:p>
              </table:table-cell>
              <table:table-cell office:value-type="float" office:value="10">
                <text:p>10</text:p>
              </table:table-cell>
            </table:table-row>
            <table:table-row>
              <table:table-cell office:value-type="string">
                <text:p>3</text:p>
              </table:table-cell>
              <table:table-cell office:value-type="float" office:value="10">
                <text:p>10</text:p>
              </table:table-cell>
            </table:table-row>
            <table:table-row>
              <table:table-cell office:value-type="string">
                <text:p>4</text:p>
              </table:table-cell>
              <table:table-cell office:value-type="float" office:value="10">
                <text:p>10</text:p>
              </table:table-cell>
            </table:table-row>
            <table:table-row>
              <table:table-cell office:value-type="string">
                <text:p>5</text:p>
              </table:table-cell>
              <table:table-cell office:value-type="float" office:value="10">
                <text:p>10</text:p>
              </table:table-cell>
            </table:table-row>
            <table:table-row>
              <table:table-cell office:value-type="string">
                <text:p>6</text:p>
              </table:table-cell>
              <table:table-cell office:value-type="float" office:value="5">
                <text:p>5</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3.2$Linux_X86_64 LibreOffice_project/30$Build-2</meta:generator>
  </office:meta>
</office:document-meta>
</file>

<file path=Object 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4/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4 Backlog'.B7:'Sprint 04 Backlog'.B14" svg:x="1.219cm" svg:y="1.121cm" svg:width="8.994cm" svg:height="2.949cm">
          <chartooo:coordinate-region svg:x="1.655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print 04 Backlog'.B7:'Sprint 04 Backlog'.B14</svg:desc>
                </draw:g>
              </table:table-cell>
            </table:table-row>
            <table:table-row>
              <table:table-cell office:value-type="string">
                <text:p>2</text:p>
              </table:table-cell>
              <table:table-cell office:value-type="float" office:value="10">
                <text:p>10</text:p>
              </table:table-cell>
            </table:table-row>
            <table:table-row>
              <table:table-cell office:value-type="string">
                <text:p>3</text:p>
              </table:table-cell>
              <table:table-cell office:value-type="float" office:value="10">
                <text:p>10</text:p>
              </table:table-cell>
            </table:table-row>
            <table:table-row>
              <table:table-cell office:value-type="string">
                <text:p>4</text:p>
              </table:table-cell>
              <table:table-cell office:value-type="float" office:value="10">
                <text:p>10</text:p>
              </table:table-cell>
            </table:table-row>
            <table:table-row>
              <table:table-cell office:value-type="string">
                <text:p>5</text:p>
              </table:table-cell>
              <table:table-cell office:value-type="float" office:value="10">
                <text:p>10</text:p>
              </table:table-cell>
            </table:table-row>
            <table:table-row>
              <table:table-cell office:value-type="string">
                <text:p>6</text:p>
              </table:table-cell>
              <table:table-cell office:value-type="float" office:value="10">
                <text:p>10</text:p>
              </table:table-cell>
            </table:table-row>
            <table:table-row>
              <table:table-cell office:value-type="string">
                <text:p>7</text:p>
              </table:table-cell>
              <table:table-cell office:value-type="float" office:value="10">
                <text:p>10</text:p>
              </table:table-cell>
            </table:table-row>
            <table:table-row>
              <table:table-cell office:value-type="string">
                <text:p>8</text:p>
              </table:table-cell>
              <table:table-cell office:value-type="float" office:value="4">
                <text:p>4</text:p>
              </table:table-cell>
            </table:table-row>
          </table:table-rows>
        </table:table>
      </chart:chart>
    </office:chart>
  </office:body>
</office:document-content>
</file>

<file path=Object 4/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3.2$Linux_X86_64 LibreOffice_project/30$Build-2</meta:generator>
  </office:meta>
</office:document-meta>
</file>

<file path=Object 4/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5/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5 Backlog'.B7:'Sprint 05 Backlog'.B14" svg:x="1.219cm" svg:y="1.121cm" svg:width="8.994cm" svg:height="2.949cm">
          <chartooo:coordinate-region svg:x="1.655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print 05 Backlog'.B7:'Sprint 05 Backlog'.B14</svg:desc>
                </draw:g>
              </table:table-cell>
            </table:table-row>
            <table:table-row>
              <table:table-cell office:value-type="string">
                <text:p>2</text:p>
              </table:table-cell>
              <table:table-cell office:value-type="float" office:value="8">
                <text:p>8</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8">
                <text:p>8</text:p>
              </table:table-cell>
            </table:table-row>
            <table:table-row>
              <table:table-cell office:value-type="string">
                <text:p>5</text:p>
              </table:table-cell>
              <table:table-cell office:value-type="float" office:value="6">
                <text:p>6</text:p>
              </table:table-cell>
            </table:table-row>
            <table:table-row>
              <table:table-cell office:value-type="string">
                <text:p>6</text:p>
              </table:table-cell>
              <table:table-cell office:value-type="float" office:value="6">
                <text:p>6</text:p>
              </table:table-cell>
            </table:table-row>
            <table:table-row>
              <table:table-cell office:value-type="string">
                <text:p>7</text:p>
              </table:table-cell>
              <table:table-cell office:value-type="float" office:value="6">
                <text:p>6</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3.2$Linux_X86_64 LibreOffice_project/30$Build-2</meta:generator>
  </office:meta>
</office:document-meta>
</file>

<file path=Object 5/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7/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5cm" svg:y="0.295cm" chart:style-name="ch2">
          <text:p>Product Backlog Burn Chart</text:p>
        </chart:title>
        <chart:plot-area chart:style-name="ch3" table:cell-range-address="'Product Backlog'.A12:'Product Backlog'.B17" svg:x="0.695cm" svg:y="1.09cm" svg:width="14.871cm" svg:height="5.907cm">
          <chartooo:coordinate-region svg:x="1.316cm" svg:y="1.289cm" svg:width="14.156cm" svg:height="5.061cm"/>
          <chart:axis chart:dimension="x" chart:name="primary-x" chart:style-name="ch4">
            <chart:title svg:x="7.57cm" svg:y="7.156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2:'Product Backlog'.B17" chart:class="chart:scatter">
            <chart:domain table:cell-range-address="'Product Backlog'.A12:'Product Backlog'.A1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7</svg:desc>
                </draw:g>
              </table:table-cell>
              <table:table-cell office:value-type="float" office:value="24">
                <text:p>24</text:p>
                <draw:g>
                  <svg:desc>'Product Backlog'.B12:'Product Backlog'.B17</svg:desc>
                </draw:g>
              </table:table-cell>
            </table:table-row>
            <table:table-row>
              <table:table-cell office:value-type="string">
                <text:p>2</text:p>
              </table:table-cell>
              <table:table-cell office:value-type="float" office:value="1">
                <text:p>1</text:p>
              </table:table-cell>
              <table:table-cell office:value-type="float" office:value="22">
                <text:p>22</text:p>
              </table:table-cell>
            </table:table-row>
            <table:table-row>
              <table:table-cell office:value-type="string">
                <text:p>3</text:p>
              </table:table-cell>
              <table:table-cell office:value-type="float" office:value="2">
                <text:p>2</text:p>
              </table:table-cell>
              <table:table-cell office:value-type="float" office:value="17">
                <text:p>17</text:p>
              </table:table-cell>
            </table:table-row>
            <table:table-row>
              <table:table-cell office:value-type="string">
                <text:p>4</text:p>
              </table:table-cell>
              <table:table-cell office:value-type="float" office:value="3">
                <text:p>3</text:p>
              </table:table-cell>
              <table:table-cell office:value-type="float" office:value="14">
                <text:p>14</text:p>
              </table:table-cell>
            </table:table-row>
            <table:table-row>
              <table:table-cell office:value-type="string">
                <text:p>5</text:p>
              </table:table-cell>
              <table:table-cell office:value-type="float" office:value="4">
                <text:p>4</text:p>
              </table:table-cell>
              <table:table-cell office:value-type="float" office:value="12">
                <text:p>12</text:p>
              </table:table-cell>
            </table:table-row>
            <table:table-row>
              <table:table-cell office:value-type="string">
                <text:p>6</text:p>
              </table:table-cell>
              <table:table-cell office:value-type="float" office:value="5">
                <text:p>5</text:p>
              </table:table-cell>
              <table:table-cell office:value-type="float" office:value="10">
                <text:p>10</text:p>
              </table:table-cell>
            </table:table-row>
          </table:table-rows>
        </table:table>
      </chart:chart>
    </office:chart>
  </office:body>
</office:document-content>
</file>

<file path=Object 7/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3.2$Linux_X86_64 LibreOffice_project/30$Build-2</meta:generator>
  </office:meta>
</office:document-meta>
</file>

<file path=Object 7/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